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26cm" svg:stroke-color="#0000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44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44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44cm" svg:stroke-color="#33cc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44cm" svg:stroke-color="#99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44cm" svg:stroke-color="#3333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dash" draw:stroke-dash="Dashed_20__28_var_29__20_2" svg:stroke-width="0.026cm" svg:stroke-color="#ff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79cm" svg:stroke-color="#333399" draw:marker-end="Arrowheads_20_1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79cm" svg:stroke-color="#333399" draw:marker-end="Arrowheads_20_2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79cm" svg:stroke-color="#333399" draw:marker-end="Arrowheads_20_3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solid" svg:stroke-width="0.079cm" svg:stroke-color="#333399" draw:marker-end="Arrowheads_20_4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5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solid" svg:stroke-width="0.044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44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solid" svg:stroke-width="0cm" svg:stroke-color="#000000" draw:marker-start-width="0.134cm" draw:marker-end-width="0.134cm" draw:stroke-linejoin="miter" draw:fill="solid" draw:fill-color="#bbe0e3" draw:textarea-horizontal-align="justify" draw:textarea-vertical-align="middle" draw:auto-grow-height="false" fo:padding-top="0.108cm" fo:padding-bottom="0.108cm" fo:padding-left="0.228cm" fo:padding-right="0.228cm" fo:wrap-option="wrap" draw:shadow="hidden"/>
    </style:style>
    <style:style style:name="gr33" style:family="graphic" style:parent-style-name="standard">
      <style:graphic-properties draw:stroke="solid" svg:stroke-width="0cm" svg:stroke-color="#000000" draw:marker-start-width="0.161cm" draw:marker-end-width="0.161cm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no-wrap" draw:shadow="hidden"/>
    </style:style>
    <style:style style:name="gr34" style:family="graphic" style:parent-style-name="standard">
      <style:graphic-properties draw:stroke="solid" svg:stroke-width="0cm" svg:stroke-color="#000000" draw:marker-start-width="0.161cm" draw:marker-end-width="0.161cm" draw:stroke-linejoin="round" draw:fill="none" draw:fill-color="#ffffff" draw:textarea-horizontal-align="left" draw:textarea-vertical-align="middle" draw:auto-grow-height="false" fo:padding-top="0.117cm" fo:padding-bottom="0.117cm" fo:padding-left="0.237cm" fo:padding-right="0.237cm" fo:wrap-option="wrap" draw:shadow="hidden"/>
    </style:style>
    <style:style style:name="gr35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cm" svg:stroke-color="#ff0000" draw:marker-start-width="0.161cm" draw:marker-end="msArrowEnd_20_5" draw:marker-end-width="0.171cm" draw:marker-end-center="false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no-wrap" draw:shadow="hidden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draw:visible-area-left="0cm" draw:visible-area-top="0cm" draw:visible-area-width="2.998cm" draw:visible-area-height="0.952cm" draw:ole-draw-aspect="1"/>
    </style:style>
    <style:style style:name="gr3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solid" svg:stroke-width="0.053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132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88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41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4.725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3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4.595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12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2.24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14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16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.857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18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20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22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24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26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27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28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29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30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31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32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33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34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35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36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37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38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39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40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41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42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43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44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45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46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47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492cm" fo:min-width="0cm" fo:padding-top="0.13cm" fo:padding-bottom="0.13cm" fo:padding-left="0.25cm" fo:padding-right="0.25cm" fo:wrap-option="wrap" draw:shadow="hidden" draw:shadow-color="#808080"/>
    </style:style>
    <style:style style:name="pr48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49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="hidden" draw:shadow-color="#808080"/>
    </style:style>
    <style:style style:name="pr50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51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52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53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54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55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56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57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3.339cm" fo:min-width="0cm" fo:padding-top="0.13cm" fo:padding-bottom="0.13cm" fo:padding-left="0.25cm" fo:padding-right="0.25cm" fo:wrap-option="wrap" draw:shadow="hidden" draw:shadow-color="#808080"/>
    </style:style>
    <style:style style:name="pr58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59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60" style:family="presentation" style:parent-style-name="Default-notes" style:list-style-name="L3">
      <style:graphic-properties draw:stroke="none" draw:fill="none" draw:fill-color="#ffffff" draw:auto-grow-height="true" fo:min-height="11.388cm" draw:shadow="hidden"/>
    </style:style>
    <style:style style:name="pr61" style:family="presentation" style:parent-style-name="Default-title">
      <style:graphic-properties draw:fill-color="#ffffff" fo:min-height="3.256cm"/>
    </style:style>
    <style:style style:name="pr62" style:family="presentation" style:parent-style-name="Default-outline1">
      <style:graphic-properties draw:fill-color="#ffffff" fo:min-height="13.609cm"/>
    </style:style>
    <style:style style:name="pr6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.952cm" fo:margin-right="0cm" fo:margin-top="0.282cm" fo:margin-bottom="0cm" fo:line-height="100%" fo:text-indent="-0.952cm" style:punctuation-wrap="hanging" style:line-break="strict" style:writing-mode="lr-tb"/>
    </style:style>
    <style:style style:name="P4" style:family="paragraph">
      <style:paragraph-properties fo:margin-left="0.952cm" fo:margin-right="0cm" fo:margin-top="0.282cm" fo:margin-bottom="0cm" fo:line-height="100%" fo:text-indent="-0.952cm" style:punctuation-wrap="hanging" style:line-break="strict" style:writing-mode="lr-tb"/>
      <style:text-properties fo:color="#000000" fo:font-size="32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.859cm" fo:margin-right="0cm" fo:margin-top="0.211cm" fo:margin-bottom="0cm" fo:line-height="90%" fo:text-indent="-0.859cm" style:punctuation-wrap="hanging" style:line-break="strict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.859cm" fo:margin-right="0cm" fo:margin-top="0.282cm" fo:margin-bottom="0cm" fo:line-height="100%" fo:text-indent="-0.859cm" style:punctuation-wrap="hanging" style:line-break="strict"/>
    </style:style>
    <style:style style:name="P10" style:family="paragraph">
      <style:paragraph-properties fo:margin-left="1.971cm" fo:margin-right="0cm" fo:margin-top="0.246cm" fo:margin-bottom="0cm" fo:line-height="100%" fo:text-align="start" fo:text-indent="-0.701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.952cm" fo:margin-right="0cm" fo:margin-top="0.282cm" fo:margin-bottom="0cm" fo:line-height="100%" fo:text-align="center" fo:text-indent="-0.952cm" style:punctuation-wrap="hanging" style:line-break="stric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margin-top="0.176cm" fo:margin-bottom="0cm" fo:line-height="85%" fo:text-indent="0cm" style:punctuation-wrap="hanging" style:line-break="strict"/>
    </style:style>
    <style:style style:name="P16" style:family="paragraph">
      <style:paragraph-properties fo:margin-left="0cm" fo:margin-right="0cm" fo:margin-top="0.176cm" fo:margin-bottom="0cm" fo:line-height="85%" fo:text-indent="0cm" style:punctuation-wrap="hanging" style:line-break="strict" style:writing-mode="lr-tb"/>
    </style:style>
    <style:style style:name="P17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</style:style>
    <style:style style:name="P19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0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21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color="#ff0000" fo:font-size="18pt"/>
    </style:style>
    <style:style style:name="P22" style:family="paragraph">
      <style:paragraph-properties fo:margin-left="0.67cm" fo:margin-right="0cm" fo:margin-top="0.176cm" fo:margin-bottom="0cm" fo:line-height="80%" fo:text-indent="-0.67cm" style:punctuation-wrap="hanging" style:line-break="strict"/>
    </style:style>
    <style:style style:name="P23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  <style:text-properties fo:font-size="18pt"/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25" style:family="paragraph">
      <style:paragraph-properties fo:margin-left="0.859cm" fo:margin-right="0cm" fo:margin-top="0.246cm" fo:margin-bottom="0cm" fo:line-height="100%" fo:text-indent="-0.859cm" style:punctuation-wrap="hanging" style:line-break="strict"/>
    </style:style>
    <style:style style:name="P26" style:family="paragraph">
      <style:paragraph-properties fo:margin-left="1.971cm" fo:margin-right="0cm" fo:margin-top="0.211cm" fo:margin-bottom="0cm" fo:line-height="100%" fo:text-align="start" fo:text-indent="-0.701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29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/>
    </style:style>
    <style:style style:name="P30" style:family="paragraph">
      <style:paragraph-properties fo:margin-left="0.859cm" fo:margin-right="0cm" fo:margin-top="0.282cm" fo:margin-bottom="0cm" fo:line-height="90%" fo:text-indent="-0.859cm" style:punctuation-wrap="hanging" style:line-break="strict"/>
    </style:style>
    <style:style style:name="P31" style:family="paragraph">
      <style:paragraph-properties fo:margin-left="0.67cm" fo:margin-right="0cm" fo:margin-top="0.176cm" fo:margin-bottom="0cm" fo:line-height="100%" fo:text-indent="-0.67cm" style:punctuation-wrap="hanging" style:line-break="strict"/>
    </style:style>
    <style:style style:name="P32" style:family="paragraph">
      <style:paragraph-properties fo:margin-left="0cm" fo:margin-right="0cm" fo:margin-top="0.176cm" fo:margin-bottom="0cm" fo:line-height="85%" fo:text-indent="0cm" style:punctuation-wrap="hanging" style:line-break="strict" style:writing-mode="lr-tb"/>
      <style:text-properties fo:font-size="18pt"/>
    </style:style>
    <style:style style:name="P3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34" style:family="paragraph">
      <style:paragraph-properties fo:margin-left="0cm" fo:margin-right="0cm" fo:margin-top="0.176cm" fo:margin-bottom="0cm" fo:line-height="85%" fo:text-align="start" fo:text-indent="0.648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35" style:family="paragraph">
      <style:paragraph-properties fo:margin-left="0cm" fo:margin-right="0cm" fo:margin-top="0.352cm" fo:margin-bottom="0cm" fo:line-height="85%" fo:text-align="start" fo:text-indent="0.648cm" style:punctuation-wrap="hanging" style:line-break="strict"/>
    </style:style>
    <style:style style:name="P36" style:family="paragraph">
      <style:paragraph-properties fo:margin-left="0cm" fo:margin-right="0cm" fo:margin-top="0.176cm" fo:margin-bottom="0cm" fo:line-height="85%" fo:text-align="start" fo:text-indent="0.648cm" style:punctuation-wrap="hanging" style:line-break="strict"/>
    </style:style>
    <style:style style:name="P37" style:family="paragraph">
      <style:paragraph-properties fo:margin-left="0cm" fo:margin-right="0cm" fo:margin-top="0.176cm" fo:margin-bottom="0cm" fo:line-height="85%" fo:text-align="start" fo:text-indent="0.648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3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0pt" style:font-size-asian="18pt" style:font-size-complex="18pt"/>
    </style:style>
    <style:style style:name="P40" style:family="paragraph">
      <style:paragraph-properties fo:text-align="center" style:writing-mode="lr-tb"/>
      <style:text-properties fo:font-size="10pt" style:font-size-asian="18pt" style:font-size-complex="18pt"/>
    </style:style>
    <style:style style:name="P41" style:family="paragraph">
      <style:paragraph-properties style:writing-mode="lr-tb"/>
      <style:text-properties fo:font-size="10pt" style:font-size-asian="18pt" style:font-size-complex="18pt"/>
    </style:style>
    <style:style style:name="P42" style:family="paragraph">
      <style:paragraph-properties fo:margin-left="0.952cm" fo:margin-right="0cm" fo:margin-top="0.176cm" fo:margin-bottom="0cm" fo:line-height="100%" fo:text-indent="-0.952cm" style:punctuation-wrap="hanging" style:line-break="strict"/>
    </style:style>
    <style:style style:name="P43" style:family="paragraph">
      <style:paragraph-properties fo:margin-left="0.952cm" fo:margin-right="0cm" fo:margin-top="0.352cm" fo:margin-bottom="0cm" fo:line-height="100%" fo:text-indent="-0.952cm" style:punctuation-wrap="hanging" style:line-break="strict"/>
    </style:style>
    <style:style style:name="P44" style:family="paragraph">
      <style:paragraph-properties fo:margin-left="0.67cm" fo:margin-right="0cm" fo:margin-top="0.176cm" fo:margin-bottom="0cm" fo:line-height="100%" fo:text-indent="-0.67cm" style:punctuation-wrap="hanging" style:line-break="strict" style:writing-mode="lr-tb"/>
      <style:text-properties fo:font-size="18pt"/>
    </style:style>
    <style:style style:name="P45" style:family="paragraph">
      <style:paragraph-properties fo:margin-left="3.175cm" fo:margin-right="0cm" fo:margin-top="0.211cm" fo:margin-bottom="0cm" fo:line-height="100%" fo:text-align="start" fo:text-indent="-0.635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6" style:family="paragraph">
      <style:paragraph-properties fo:margin-left="0cm" fo:margin-right="0cm" fo:text-indent="0cm"/>
    </style:style>
    <style:style style:name="P47" style:family="paragraph">
      <style:paragraph-properties fo:margin-left="1.2cm" fo:margin-right="0cm" fo:text-indent="-0.9cm"/>
    </style:style>
    <style:style style:name="P48" style:family="paragraph">
      <style:paragraph-properties fo:margin-left="0.6cm" fo:margin-right="0cm" fo:text-indent="-0.6cm"/>
    </style:style>
    <style:style style:name="T1" style:family="text">
      <style:text-properties fo:color="#000000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style:text-position="0% 100%" fo:font-family="Tahoma" style:font-pitch="variable" fo:font-size="32pt" fo:language="en" fo:country="GB" style:font-family-asian="'Lucida Sans Unicode'" style:font-pitch-asian="variable" style:font-size-asian="32pt" style:font-family-complex="'Lucida Sans Unicode'" style:font-pitch-complex="variable" style:font-size-complex="32pt"/>
    </style:style>
    <style:style style:name="T3" style:family="text">
      <style:text-properties fo:language="en" fo:country="GB"/>
    </style:style>
    <style:style style:name="T4" style:family="text">
      <style:text-properties fo:font-size="24pt" fo:language="en" fo:country="GB" style:font-size-asian="24pt" style:font-size-complex="24pt"/>
    </style:style>
    <style:style style:name="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ff" fo:font-family="Tahoma" style:font-pitch="variable" fo:font-size="16pt" fo:language="en" fo:country="GB" fo:font-style="italic" style:font-size-asian="16pt" style:font-style-asian="italic" style:font-size-complex="16pt" style:font-style-complex="italic"/>
    </style:style>
    <style:style style:name="T7" style:family="text">
      <style:text-properties fo:color="#0000ff" style:text-position="-1% 58%" fo:font-family="Tahoma" style:font-pitch="variable" fo:font-size="16pt" fo:language="en" fo:country="GB" fo:font-style="italic" style:font-size-asian="16pt" style:font-style-asian="italic" style:font-size-complex="16pt" style:font-style-complex="italic"/>
    </style:style>
    <style:style style:name="T8" style:family="text">
      <style:text-properties fo:color="#ff0000" fo:font-family="Tahoma" style:font-pitch="variable" fo:font-size="16pt" fo:language="en" fo:country="GB" fo:font-style="italic" style:font-size-asian="16pt" style:font-style-asian="italic" style:font-size-complex="16pt" style:font-style-complex="italic"/>
    </style:style>
    <style:style style:name="T9" style:family="text">
      <style:text-properties fo:color="#ff0000" style:text-position="-1% 58%" fo:font-family="Tahoma" style:font-pitch="variable" fo:font-size="16pt" fo:language="en" fo:country="GB" fo:font-style="italic" style:font-size-asian="16pt" style:font-style-asian="italic" style:font-size-complex="16pt" style:font-style-complex="italic"/>
    </style:style>
    <style:style style:name="T10" style:family="text">
      <style:text-properties fo:font-family="Tahoma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11" style:family="text">
      <style:text-properties fo:font-family="Tahoma" style:font-pitch="variable" fo:font-size="20pt" fo:language="en" fo:country="GB" style:font-size-asian="20pt" style:font-size-complex="20pt"/>
    </style:style>
    <style:style style:name="T12" style:family="text">
      <style:text-properties style:text-position="-25% 58%" fo:font-family="Tahoma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13" style:family="text">
      <style:text-properties fo:color="#000000" fo:font-family="Tahoma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14" style:family="text">
      <style:text-properties fo:color="#000000" fo:font-family="Tahoma" style:font-pitch="variable" fo:font-size="20pt" fo:language="en" fo:country="GB" style:font-size-asian="20pt" style:font-size-complex="20pt"/>
    </style:style>
    <style:style style:name="T15" style:family="text">
      <style:text-properties fo:color="#0000ff" fo:language="en" fo:country="GB"/>
    </style:style>
    <style:style style:name="T16" style:family="text">
      <style:text-properties fo:color="#ff0000" fo:font-family="Tahoma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17" style:family="text">
      <style:text-properties fo:color="#ff0000" style:text-position="-1% 58%" fo:font-family="Tahoma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18" style:family="text">
      <style:text-properties fo:color="#0000ff" fo:font-size="20pt" fo:language="en" fo:country="GB" fo:font-weight="bold" style:font-size-asian="20pt" style:font-weight-asian="bold" style:font-size-complex="20pt" style:font-weight-complex="bold"/>
    </style:style>
    <style:style style:name="T19" style:family="text">
      <style:text-properties fo:font-size="20pt" fo:language="en" fo:country="GB" style:font-size-asian="20pt" style:font-size-complex="20pt"/>
    </style:style>
    <style:style style:name="T20" style:family="text">
      <style:text-properties fo:color="#0000ff" fo:font-size="20pt" fo:language="en" fo:country="GB" style:font-size-asian="20pt" style:font-size-complex="20pt"/>
    </style:style>
    <style:style style:name="T21" style:family="text">
      <style:text-properties fo:color="#fffedf" style:text-position="-1% 58%" fo:font-family="Tahoma" style:font-pitch="variable" fo:font-size="16pt" fo:language="en" fo:country="GB" fo:font-style="italic" style:font-size-asian="16pt" style:font-style-asian="italic" style:font-size-complex="16pt" style:font-style-complex="italic"/>
    </style:style>
    <style:style style:name="T22" style:family="text">
      <style:text-properties fo:font-size="28pt" fo:language="en" fo:country="GB" style:font-size-asian="28pt" style:font-size-complex="28pt"/>
    </style:style>
    <style:style style:name="T2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fo:font-family="'Times New Roman'" style:font-family-generic="roman" style:font-pitch="variable" fo:font-size="24pt" fo:language="en" fo:country="GB" style:font-size-asian="24pt" style:font-size-complex="24pt"/>
    </style:style>
    <style:style style:name="T25" style:family="text">
      <style:text-properties fo:color="#000000" fo:font-size="18pt" fo:language="en" fo:country="GB"/>
    </style:style>
    <style:style style:name="T26" style:family="text">
      <style:text-properties fo:color="#000000" fo:font-family="Tahoma" style:font-pitch="variable" fo:font-size="32pt" fo:language="en" fo:country="GB" style:font-size-asian="32pt" style:font-size-complex="32pt"/>
    </style:style>
    <style:style style:name="T27" style:family="text">
      <style:text-properties fo:color="#ff0000" fo:font-size="18pt" fo:language="en" fo:country="GB"/>
    </style:style>
    <style:style style:name="T28" style:family="text">
      <style:text-properties fo:color="#3333ff" fo:font-size="18pt" fo:language="en" fo:country="GB"/>
    </style:style>
    <style:style style:name="T29" style:family="text">
      <style:text-properties fo:color="#33cc33" fo:font-size="18pt" fo:language="en" fo:country="GB"/>
    </style:style>
    <style:style style:name="T30" style:family="text">
      <style:text-properties fo:color="#990099" fo:font-size="18pt" fo:language="en" fo:country="GB"/>
    </style:style>
    <style:style style:name="T31" style:family="text">
      <style:text-properties fo:color="#ff0000" fo:font-size="24pt" fo:language="en" fo:country="GB" style:font-size-asian="24pt" style:font-size-complex="24pt"/>
    </style:style>
    <style:style style:name="T32" style:family="text">
      <style:text-properties fo:color="#000000" fo:font-size="28pt" fo:language="en" fo:country="GB" style:font-size-asian="28pt" style:font-size-complex="28pt"/>
    </style:style>
    <style:style style:name="T33" style:family="text">
      <style:text-properties fo:color="#ff0000" fo:font-size="40pt" fo:language="en" fo:country="GB" style:font-size-asian="40pt" style:font-size-complex="40pt"/>
    </style:style>
    <style:style style:name="T34" style:family="text">
      <style:text-properties fo:color="#000000" fo:font-family="'Contemporary Brush'" style:font-family-generic="script" style:font-pitch="variable" fo:font-size="24pt" fo:language="en" fo:country="GB" style:font-size-asian="24pt" style:font-size-complex="24pt"/>
    </style:style>
    <style:style style:name="T35" style:family="text">
      <style:text-properties fo:color="#0000ff" fo:font-family="Tahoma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36" style:family="text">
      <style:text-properties fo:color="#0000ff" fo:font-family="Tahoma" style:font-pitch="variable" fo:font-size="20pt" fo:language="en" fo:country="GB" style:font-size-asian="20pt" style:font-size-complex="20pt"/>
    </style:style>
    <style:style style:name="T37" style:family="text">
      <style:text-properties fo:color="#0000ff" style:text-position="-1% 58%" fo:font-family="Tahoma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38" style:family="text">
      <style:text-properties fo:color="#ff0000" fo:font-family="Tahoma" style:font-pitch="variable" fo:font-size="20pt" fo:language="en" fo:country="GB" style:font-size-asian="20pt" style:font-size-complex="20pt"/>
    </style:style>
    <style:style style:name="T39" style:family="text">
      <style:text-properties fo:color="#fffedf" style:text-position="-1% 58%" fo:font-family="Tahoma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40" style:family="text">
      <style:text-properties style:text-position="-25% 58%" fo:language="en" fo:country="GB"/>
    </style:style>
    <style:style style:name="T41" style:family="text">
      <style:text-properties fo:font-family="Symbol" style:font-family-generic="roman" style:font-pitch="variable" style:font-charset="x-symbol" fo:language="en" fo:country="GB"/>
    </style:style>
    <style:style style:name="T42" style:family="text">
      <style:text-properties fo:color="#000000" fo:font-size="24pt" fo:language="en" fo:country="GB" style:font-size-asian="24pt" style:font-size-complex="24pt"/>
    </style:style>
    <style:style style:name="T43" style:family="text">
      <style:text-properties fo:color="#0000ff" fo:font-size="24pt" fo:language="en" fo:country="GB" style:font-size-asian="24pt" style:font-size-complex="24pt"/>
    </style:style>
    <style:style style:name="T44" style:family="text">
      <style:text-properties fo:color="#0000ff" style:text-position="-1% 58%" fo:font-size="24pt" fo:language="en" fo:country="GB" style:font-size-asian="24pt" style:font-size-complex="24pt"/>
    </style:style>
    <style:style style:name="T45" style:family="text">
      <style:text-properties fo:color="#000000" fo:language="en" fo:country="GB"/>
    </style:style>
    <style:style style:name="T46" style:family="text">
      <style:text-properties fo:color="#000000" fo:font-size="10pt" fo:language="en" fo:country="GB" style:font-size-asian="18pt" style:font-size-complex="18pt"/>
    </style:style>
    <style:style style:name="T47" style:family="text">
      <style:text-properties fo:font-size="10pt" style:font-size-asian="18pt" style:font-size-complex="18pt"/>
    </style:style>
    <style:style style:name="T48" style:family="text">
      <style:text-properties fo:color="#0000ff" fo:font-size="20pt" fo:language="en" fo:country="GB" style:text-underline-style="solid" style:text-underline-width="auto" style:text-underline-color="font-color" style:font-size-asian="20pt" style:font-size-complex="20pt"/>
    </style:style>
    <style:style style:name="T49" style:family="text">
      <style:text-properties fo:color="#000000" fo:font-size="20pt" fo:language="en" fo:country="GB" style:font-size-asian="20pt" style:font-size-complex="20pt"/>
    </style:style>
    <style:style style:name="T50" style:family="text">
      <style:text-properties fo:color="#ff0000" fo:font-size="20pt" fo:language="en" fo:country="GB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648cm"/>
        <style:text-properties fo:font-family="Tahoma" style:font-family-generic="swiss" style:font-pitch="variable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67cm"/>
        <style:text-properties fo:font-family="Tahoma" style:font-family-generic="swiss" style:font-pitch="variable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089cm" svg:x="1.905cm" svg:y="6.288cm" presentation:class="title" presentation:user-transformed="true">
          <draw:text-box>
            <text:p text:style-name="P1"><text:span text:style-name="T1">Teoria dos Grafos</text:span></text:p>
          </draw:text-box>
        </draw:frame>
        <draw:frame presentation:style-name="pr2" draw:text-style-name="P4" draw:layer="layout" svg:width="17.78cm" svg:height="3.392cm" svg:x="4.022cm" svg:y="12.064cm" presentation:class="subtitle" presentation:user-transformed="true">
          <draw:text-box>
            <text:p text:style-name="P3"><text:span text:style-name="T2">Sebastián Urrutia</text:span></text:p>
            <text:p text:style-name="P3"><text:span text:style-name="T2">surrutia@dcc.ufmg.br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Ementa</text:span></text:p>
          </draw:text-box>
        </draw:frame>
        <draw:frame presentation:style-name="pr5" draw:text-style-name="P8" draw:layer="layout" svg:width="22.225cm" svg:height="14.985cm" svg:x="2.199cm" svg:y="4.573cm" presentation:class="outline" presentation:user-transformed="true">
          <draw:text-box>
            <text:p text:style-name="P7"><text:span text:style-name="T4">Motivação </text:span></text:p>
            <text:p text:style-name="P7"><text:span text:style-name="T4">Conceitos Fundamentais</text:span></text:p>
            <text:p text:style-name="P7"><text:span text:style-name="T4">Caminhamento em Grafos</text:span></text:p>
            <text:p text:style-name="P7"><text:span text:style-name="T4">Complexidade Computacional</text:span></text:p>
            <text:p text:style-name="P7"><text:span text:style-name="T4">Emparelhamento</text:span></text:p>
            <text:p text:style-name="P7"><text:span text:style-name="T4">Caminhos mais curtos</text:span></text:p>
            <text:p text:style-name="P7"><text:span text:style-name="T4">Árvore Geradora de custo mínimo</text:span></text:p>
            <text:p text:style-name="P7"><text:span text:style-name="T4">Ciclo Euleriano/Hamiltoneano</text:span></text:p>
            <text:p text:style-name="P7"><text:span text:style-name="T4">Coloração de arestas</text:span></text:p>
            <text:p text:style-name="P7"><text:span text:style-name="T4">Conjuto independente / Coloração de vértices</text:span></text:p>
            <text:p text:style-name="P7"><text:span text:style-name="T4">Fluxo máximo</text:span></text:p>
            <text:p text:style-name="P7"><text:span text:style-name="T4">Grafos Planares</text:span></text:p>
            <text:p text:style-name="P7"><text:span text:style-name="T4">Classes de Grafos</text:span></text:p>
            <text:p text:style-name="P7"><text:span text:style-name="T4"/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137cm" presentation:class="title" presentation:user-transformed="true">
          <draw:text-box>
            <text:p>Objetivos</text:p>
          </draw:text-box>
        </draw:frame>
        <draw:frame presentation:style-name="pr8" draw:layer="layout" svg:width="25.199cm" svg:height="13.359cm" svg:x="1cm" svg:y="3.1cm" presentation:class="outline" presentation:user-transformed="true">
          <draw:text-box>
            <text:list text:style-name="L4">
              <text:list-item>
                <text:p>Conhecer os principais conceitos em Teoria dos Grafos.</text:p>
              </text:list-item>
              <text:list-item>
                <text:p xml:id="id1" text:id="id1">Provar teoremas em Teoria dos Grafos.</text:p>
              </text:list-item>
              <text:list-item>
                <text:p xml:id="id2" text:id="id2">Entender o funcionamento dos algoritmos em grafos.</text:p>
              </text:list-item>
              <text:list-item>
                <text:p xml:id="id3" text:id="id3">Ser capazes de desenvolver teoria e algoritmos em grafos.</text:p>
              </text:list-item>
              <text:list-item>
                <text:p xml:id="id4" text:id="id4">Exercitar a inteligênci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Avaliação e Calendário</text:span></text:p>
          </draw:text-box>
        </draw:frame>
        <draw:frame presentation:style-name="pr10" draw:text-style-name="P8" draw:layer="layout" svg:width="22.225cm" svg:height="14.895cm" svg:x="2.327cm" svg:y="4.445cm" presentation:class="outline" presentation:user-transformed="true">
          <draw:text-box>
            <text:p text:style-name="P9"><text:span text:style-name="T3">Lista de exercícios (sala de aula, 20 pontos)‏</text:span></text:p>
            <text:p text:style-name="P9"><text:span text:style-name="T3">2 Provas (datas: 20-04 e (29-06 ou 04-07), 20 pontos cada)‏</text:span></text:p>
            <text:p text:style-name="P9"><text:span text:style-name="T3">Trabalho (40 pontos.)</text:span></text:p>
            <text:p text:style-name="P9"><text:span text:style-name="T3"/></text:p>
            <text:p text:style-name="P9"><text:span text:style-name="T3">Aulas teóricas terças e quintas até 27-04.</text:span></text:p>
            <text:p text:style-name="P9"><text:span text:style-name="T3">Não teremos aulas em Maio (tomara).</text:span></text:p>
            <text:p text:style-name="P9"><text:span text:style-name="T3">Trabalhar forte no TP nesse mês.</text:span></text:p>
            <text:p text:style-name="P9"><text:span text:style-name="T3">As aulas voltaram no dia 01-06 ou 06-06.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1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Bibliografia</text:span></text:p>
          </draw:text-box>
        </draw:frame>
        <draw:frame presentation:style-name="pr12" draw:text-style-name="P8" draw:layer="layout" svg:width="22.225cm" svg:height="12.501cm" svg:x="2.327cm" svg:y="4.445cm" presentation:class="outline" presentation:user-transformed="true">
          <draw:text-box>
            <text:p text:style-name="P9"><text:span text:style-name="T3">J. A Bondy, U. S. R. Murty, “Graph Theory with Applications”, 1976.</text:span></text:p>
            <text:p text:style-name="P9"><text:span text:style-name="T3">T. Cormem, C. Leiserson, R. Rivest, “Introduction to Algorithms”, 1992. </text:span></text:p>
            <text:p text:style-name="P9"><text:span text:style-name="T3">G. Agnarsson, R. Greenlaw, “Graph Theory, Modeling, Applications, and Algorithms”, 2007.</text:span></text:p>
            <text:p text:style-name="P9"><text:span text:style-name="T3">A. Gibbons, “Algorithmic Graph Theory”, 1985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3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Pré-requisitos</text:span></text:p>
          </draw:text-box>
        </draw:frame>
        <draw:frame presentation:style-name="pr14" draw:text-style-name="P8" draw:layer="layout" svg:width="22.225cm" svg:height="12.489cm" svg:x="2.327cm" svg:y="4.445cm" presentation:class="outline" presentation:user-transformed="true">
          <draw:text-box>
            <text:p xml:id="id5" text:id="id5" text:style-name="P9"><text:span text:style-name="T3">Matemática</text:span></text:p>
            <text:p xml:id="id6" text:id="id6" text:style-name="P10"><text:span text:style-name="T5">+, -, /, *, resto, equações, derivadas, etc.</text:span></text:p>
            <text:p xml:id="id7" text:id="id7" text:style-name="P9"><text:span text:style-name="T3">Lógica</text:span></text:p>
            <text:p xml:id="id8" text:id="id8" text:style-name="P10"><text:span text:style-name="T5">Operadores lógicos, implicações, relações, princípio de indução</text:span></text:p>
            <text:p xml:id="id9" text:id="id9" text:style-name="P9"><text:span text:style-name="T3">Compelxidade de Algoritmos</text:span></text:p>
            <text:p xml:id="id10" text:id="id10" text:style-name="P9"><text:span text:style-name="T3">Programação</text:span></text:p>
            <text:p xml:id="id11" text:id="id11" text:style-name="P10"><text:span text:style-name="T5">Estruturas de dados, C ou C++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5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6" draw:text-style-name="P8" draw:layer="layout" svg:width="16.721cm" svg:height="2.117cm" svg:x="4.656cm" svg:y="8.467cm" presentation:class="outline" presentation:user-transformed="true">
          <draw:text-box>
            <text:p text:style-name="P11"><text:span text:style-name="T3">PARTE 1: Motivação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7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g xml:id="id13" draw:id="id13">
          <draw:g>
            <draw:custom-shape draw:style-name="gr3" draw:text-style-name="P5" draw:layer="layout" svg:width="0.498cm" svg:height="0.534cm" svg:x="5.98cm" svg:y="7.94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5" draw:layer="layout" svg:width="0.494cm" svg:height="0.534cm" svg:x="6.134cm" svg:y="11.68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5" draw:layer="layout" svg:width="0.494cm" svg:height="0.533cm" svg:x="8.458cm" svg:y="9.71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5" draw:layer="layout" svg:width="0.494cm" svg:height="0.534cm" svg:x="11.342cm" svg:y="9.76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5" draw:layer="layout" svg:width="0.494cm" svg:height="0.534cm" svg:x="18.538cm" svg:y="7.67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5" draw:layer="layout" svg:width="0.493cm" svg:height="0.534cm" svg:x="13.578cm" svg:y="11.68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5" draw:layer="layout" svg:width="0.494cm" svg:height="0.534cm" svg:x="18.538cm" svg:y="11.68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5" draw:layer="layout" svg:width="0.493cm" svg:height="0.534cm" svg:x="13.578cm" svg:y="7.94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" draw:text-style-name="P5" draw:layer="layout" svg:width="0.494cm" svg:height="0.533cm" svg:x="15.809cm" svg:y="9.812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4" draw:text-style-name="P12" draw:layer="layout" svg:x1="8.956cm" svg:y1="10.081cm" svg:x2="11.346cm" svg:y2="10.085cm">
              <text:p/>
            </draw:line>
            <draw:line draw:style-name="gr4" draw:text-style-name="P12" draw:layer="layout" svg:x1="13.824cm" svg:y1="8.48cm" svg:x2="13.829cm" svg:y2="11.681cm">
              <text:p/>
            </draw:line>
            <draw:line draw:style-name="gr4" draw:text-style-name="P12" draw:layer="layout" svg:x1="11.84cm" svg:y1="9.903cm" svg:x2="13.578cm" svg:y2="8.386cm">
              <text:p/>
            </draw:line>
            <draw:line draw:style-name="gr4" draw:text-style-name="P12" draw:layer="layout" svg:x1="11.792cm" svg:y1="10.248cm" svg:x2="13.622cm" svg:y2="11.681cm">
              <text:p/>
            </draw:line>
            <draw:line draw:style-name="gr4" draw:text-style-name="P12" draw:layer="layout" svg:x1="14.071cm" svg:y1="8.48cm" svg:x2="15.809cm" svg:y2="9.812cm">
              <text:p/>
            </draw:line>
            <draw:line draw:style-name="gr4" draw:text-style-name="P12" draw:layer="layout" svg:x1="14.071cm" svg:y1="11.769cm" svg:x2="15.809cm" svg:y2="10.252cm">
              <text:p/>
            </draw:line>
            <draw:line draw:style-name="gr4" draw:text-style-name="P12" draw:layer="layout" svg:x1="16.351cm" svg:y1="10.005cm" svg:x2="18.583cm" svg:y2="7.95cm">
              <text:p/>
            </draw:line>
            <draw:line draw:style-name="gr4" draw:text-style-name="P12" draw:layer="layout" svg:x1="18.785cm" svg:y1="8.211cm" svg:x2="18.79cm" svg:y2="11.681cm">
              <text:p/>
            </draw:line>
            <draw:line draw:style-name="gr4" draw:text-style-name="P12" draw:layer="layout" svg:x1="16.307cm" svg:y1="10.345cm" svg:x2="18.538cm" svg:y2="11.677cm">
              <text:p/>
            </draw:line>
            <draw:line draw:style-name="gr4" draw:text-style-name="P12" draw:layer="layout" svg:x1="6.676cm" svg:y1="11.821cm" svg:x2="8.409cm" svg:y2="10.036cm">
              <text:p/>
            </draw:line>
            <draw:line draw:style-name="gr4" draw:text-style-name="P12" draw:layer="layout" svg:x1="6.473cm" svg:y1="8.211cm" svg:x2="8.458cm" svg:y2="9.812cm">
              <text:p/>
            </draw:line>
            <draw:line draw:style-name="gr4" draw:text-style-name="P12" draw:layer="layout" svg:x1="6.275cm" svg:y1="8.48cm" svg:x2="6.381cm" svg:y2="11.681cm">
              <text:p/>
            </draw:line>
          </draw:g>
          <draw:custom-shape draw:style-name="gr5" draw:text-style-name="P5" draw:layer="layout" svg:width="1.349cm" svg:height="1.134cm" svg:x="7.329cm" svg:y="10.627cm">
            <text:p text:style-name="P13"><text:span text:style-name="T6">e</text:span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3cm" svg:x="7.329cm" svg:y="8.132cm">
            <text:p text:style-name="P13"><text:span text:style-name="T6">e</text:span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5cm" svg:height="1.133cm" svg:x="9.582cm" svg:y="9.04cm">
            <text:p text:style-name="P13"><text:span text:style-name="T6">e</text:span><text:span text:style-name="T7">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5cm" svg:height="1.133cm" svg:x="11.831cm" svg:y="8.132cm">
            <text:p text:style-name="P13"><text:span text:style-name="T6">e</text:span><text:span text:style-name="T7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5cm" svg:height="1.133cm" svg:x="14.534cm" svg:y="10.857cm">
            <text:p text:style-name="P13"><text:span text:style-name="T6">e</text:span><text:span text:style-name="T7">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5cm" svg:height="1.134cm" svg:x="11.831cm" svg:y="10.627cm">
            <text:p text:style-name="P13"><text:span text:style-name="T6">e</text:span><text:span text:style-name="T7">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3cm" svg:x="14.755cm" svg:y="8.361cm">
            <text:p text:style-name="P13"><text:span text:style-name="T6">e</text:span><text:span text:style-name="T7">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799cm" svg:height="1.133cm" svg:x="16.334cm" svg:y="7.907cm">
            <text:p text:style-name="P13"><text:span text:style-name="T6">e</text:span><text:span text:style-name="T7">1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74cm" svg:height="1.133cm" svg:x="16.559cm" svg:y="10.857cm">
            <text:p text:style-name="P13"><text:span text:style-name="T6">e</text:span><text:span text:style-name="T7">1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3cm" svg:x="5.08cm" svg:y="9.265cm">
            <text:p text:style-name="P13"><text:span text:style-name="T6">e</text:span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804cm" svg:height="1.133cm" svg:x="18.807cm" svg:y="9.265cm">
            <text:p text:style-name="P13"><text:span text:style-name="T6">e</text:span><text:span text:style-name="T7">1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5cm" svg:height="1.133cm" svg:x="13.63cm" svg:y="9.494cm">
            <text:p text:style-name="P13"><text:span text:style-name="T6">e</text:span><text:span text:style-name="T7">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4cm" svg:x="5.755cm" svg:y="6.773cm">
            <text:p text:style-name="P13"><text:span text:style-name="T8">v</text:span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3cm" svg:x="5.755cm" svg:y="11.99cm">
            <text:p text:style-name="P13"><text:span text:style-name="T8">v</text:span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4cm" svg:x="8.229cm" svg:y="9.948cm">
            <text:p text:style-name="P13"><text:span text:style-name="T8">v</text:span><text:span text:style-name="T9">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4cm" svg:x="10.932cm" svg:y="9.948cm">
            <text:p text:style-name="P13"><text:span text:style-name="T8">v</text:span><text:span text:style-name="T9">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3cm" svg:x="13.269cm" svg:y="6.857cm">
            <text:p text:style-name="P13"><text:span text:style-name="T8">v</text:span><text:span text:style-name="T9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3cm" svg:x="13.353cm" svg:y="11.946cm">
            <text:p text:style-name="P13"><text:span text:style-name="T8">v</text:span><text:span text:style-name="T9">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3cm" svg:x="15.615cm" svg:y="10.134cm">
            <text:p text:style-name="P13"><text:span text:style-name="T8">v</text:span><text:span text:style-name="T9">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4cm" svg:x="18.909cm" svg:y="6.998cm">
            <text:p text:style-name="P13"><text:span text:style-name="T8">v</text:span><text:span text:style-name="T9">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349cm" svg:height="1.133cm" svg:x="18.627cm" svg:y="11.902cm">
            <text:p text:style-name="P13"><text:span text:style-name="T8">v</text:span><text:span text:style-name="T9">9</text:span></text:p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1" draw:text-style-name="P5" draw:layer="layout" svg:width="15.639cm" svg:height="8.043cm" svg:x="5.395cm" svg:y="5.8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5.405cm" svg:height="2.813cm" svg:x="6.095cm" svg:y="11.187cm">
            <text:p text:style-name="P14"><text:span text:style-name="T10"><text:s text:c="6"/></text:span><text:span text:style-name="T10">V </text:span><text:span text:style-name="T11">=</text:span><text:span text:style-name="T10"> {v</text:span><text:span text:style-name="T12">1</text:span><text:span text:style-name="T10">, v</text:span><text:span text:style-name="T12">2</text:span><text:span text:style-name="T10">, ..., v</text:span><text:span text:style-name="T12">n</text:span><text:span text:style-name="T10">}</text:span><text:span text:style-name="T10"><text:tab/></text:span><text:span text:style-name="T10"> <text:s text:c="4"/></text:span><text:span text:style-name="T11">|</text:span><text:span text:style-name="T10">V</text:span><text:span text:style-name="T11">|</text:span><text:span text:style-name="T10"> </text:span><text:span text:style-name="T11">=</text:span><text:span text:style-name="T10"> n</text:span></text:p>
            <text:p text:style-name="P14"><text:span text:style-name="T10"><text:s text:c="6"/></text:span><text:span text:style-name="T10">E </text:span><text:span text:style-name="T11">= </text:span><text:span text:style-name="T10">{e</text:span><text:span text:style-name="T12">1</text:span><text:span text:style-name="T10">, e</text:span><text:span text:style-name="T12">2</text:span><text:span text:style-name="T10">, ..., e</text:span><text:span text:style-name="T12">m</text:span><text:span text:style-name="T10">}</text:span><text:span text:style-name="T10"><text:tab/></text:span><text:span text:style-name="T10"> <text:s text:c="4"/></text:span><text:span text:style-name="T11">|</text:span><text:span text:style-name="T10">E</text:span><text:span text:style-name="T11">|</text:span><text:span text:style-name="T10"> </text:span><text:span text:style-name="T11">=</text:span><text:span text:style-name="T10"> m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4.901cm" svg:height="1.112cm" svg:x="11.192cm" svg:y="6.53cm">
            <text:p text:style-name="P15"><text:span text:style-name="T13">G </text:span><text:span text:style-name="T14">= </text:span><text:span text:style-name="T13">(V, E)‏</text:span></text:p>
            <draw:enhanced-geometry svg:viewBox="0 0 21600 21600" draw:type="mso-spt202" draw:enhanced-path="M 0 0 L 21600 0 21600 21600 0 21600 0 0 Z N"/>
          </draw:custom-shape>
          <draw:line draw:style-name="gr7" draw:text-style-name="P12" draw:layer="layout" svg:x1="14.264cm" svg:y1="7.513cm" svg:x2="15.198cm" svg:y2="9.881cm">
            <text:p/>
          </draw:line>
          <draw:custom-shape draw:style-name="gr6" draw:text-style-name="P18" draw:layer="layout" svg:width="7.235cm" svg:height="0.973cm" svg:x="10.297cm" svg:y="9.537cm">
            <text:p text:style-name="P17"><text:span text:style-name="T15">vértices <text:s text:c="7"/>arestas</text:span></text:p>
            <draw:enhanced-geometry svg:viewBox="0 0 21600 21600" draw:type="mso-spt202" draw:enhanced-path="M 0 0 L 21600 0 21600 21600 0 21600 0 0 Z N"/>
          </draw:custom-shape>
          <draw:line draw:style-name="gr7" draw:text-style-name="P12" draw:layer="layout" svg:x1="13.433cm" svg:y1="7.465cm" svg:x2="12.295cm" svg:y2="9.833cm">
            <text:p/>
          </draw:line>
        </draw:g>
        <draw:custom-shape draw:style-name="gr5" draw:text-style-name="P21" xml:id="id14" draw:id="id14" draw:layer="layout" svg:width="17.843cm" svg:height="2.328cm" svg:x="4.657cm" svg:y="13.547cm">
          <text:p text:style-name="P19"><text:span text:style-name="T16">V = {v</text:span><text:span text:style-name="T17">1</text:span><text:span text:style-name="T16">, v</text:span><text:span text:style-name="T17">2</text:span><text:span text:style-name="T16">, v</text:span><text:span text:style-name="T17">3</text:span><text:span text:style-name="T16">, v</text:span><text:span text:style-name="T17">4</text:span><text:span text:style-name="T16">, v</text:span><text:span text:style-name="T17">5</text:span><text:span text:style-name="T16">, v</text:span><text:span text:style-name="T17">6</text:span><text:span text:style-name="T16">, v</text:span><text:span text:style-name="T17">7</text:span><text:span text:style-name="T16">, v</text:span><text:span text:style-name="T17">8</text:span><text:span text:style-name="T16">, v</text:span><text:span text:style-name="T17">9</text:span><text:span text:style-name="T16">}</text:span><text:span text:style-name="T16"><text:tab/></text:span><text:span text:style-name="T16">n = 9</text:span></text:p>
          <text:p text:style-name="P20"><text:span text:style-name="T16">E = {e</text:span><text:span text:style-name="T17">1</text:span><text:span text:style-name="T16">, e</text:span><text:span text:style-name="T17">2</text:span><text:span text:style-name="T16">, e</text:span><text:span text:style-name="T17">3</text:span><text:span text:style-name="T16">, e</text:span><text:span text:style-name="T17">4</text:span><text:span text:style-name="T16">,..., e</text:span><text:span text:style-name="T17">9</text:span><text:span text:style-name="T16">, e</text:span><text:span text:style-name="T17">10</text:span><text:span text:style-name="T16">, e</text:span><text:span text:style-name="T17">11</text:span><text:span text:style-name="T16">, e</text:span><text:span text:style-name="T17">12</text:span><text:span text:style-name="T16">} <text:s text:c="3"/>m = 12</text:span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Conceitos Básicos</text:span></text:p>
          </draw:text-box>
        </draw:frame>
        <draw:frame presentation:style-name="pr18" draw:text-style-name="P8" draw:layer="layout" svg:width="20.108cm" svg:height="2.541cm" svg:x="2.54cm" svg:y="3.598cm" presentation:class="outline" presentation:user-transformed="true">
          <draw:text-box>
            <text:p text:style-name="P22"><text:span text:style-name="T18">Grafo</text:span><text:span text:style-name="T19">: Objeto matemático composto por um conjunto de </text:span><text:span text:style-name="T20">vértices</text:span><text:span text:style-name="T19"> conectados por </text:span><text:span text:style-name="T20">arestas</text:span><text:span text:style-name="T19">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9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3" draw:text-style-name="P5" draw:layer="layout" svg:width="0.499cm" svg:height="0.534cm" svg:x="9.538cm" svg:y="7.94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8cm" svg:height="0.534cm" svg:x="9.662cm" svg:y="11.6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4cm" svg:height="0.533cm" svg:x="8.462cm" svg:y="9.7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4cm" svg:height="0.534cm" svg:x="11.346cm" svg:y="9.76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9cm" svg:height="0.533cm" svg:x="18.538cm" svg:y="7.68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8cm" svg:height="0.534cm" svg:x="13.578cm" svg:y="11.6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9cm" svg:height="0.534cm" svg:x="18.538cm" svg:y="11.68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8cm" svg:height="0.534cm" svg:x="13.578cm" svg:y="7.94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4cm" svg:height="0.534cm" svg:x="20.858cm" svg:y="9.81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2" draw:layer="layout" svg:x1="8.956cm" svg:y1="10.081cm" svg:x2="11.346cm" svg:y2="10.085cm">
          <text:p/>
        </draw:line>
        <draw:line draw:style-name="gr4" draw:text-style-name="P12" draw:layer="layout" svg:x1="13.824cm" svg:y1="8.48cm" svg:x2="13.829cm" svg:y2="11.681cm">
          <text:p/>
        </draw:line>
        <draw:line draw:style-name="gr4" draw:text-style-name="P12" draw:layer="layout" svg:x1="11.84cm" svg:y1="9.909cm" svg:x2="13.578cm" svg:y2="8.387cm">
          <text:p/>
        </draw:line>
        <draw:line draw:style-name="gr4" draw:text-style-name="P12" draw:layer="layout" svg:x1="11.796cm" svg:y1="10.248cm" svg:x2="13.626cm" svg:y2="11.681cm">
          <text:p/>
        </draw:line>
        <draw:line draw:style-name="gr4" draw:text-style-name="P12" draw:layer="layout" svg:x1="14.076cm" svg:y1="8.48cm" svg:x2="20.955cm" svg:y2="9.948cm">
          <text:p/>
        </draw:line>
        <draw:line draw:style-name="gr4" draw:text-style-name="P12" draw:layer="layout" svg:x1="14.076cm" svg:y1="11.773cm" svg:x2="20.955cm" svg:y2="10.066cm">
          <text:p/>
        </draw:line>
        <draw:line draw:style-name="gr4" draw:text-style-name="P12" draw:layer="layout" svg:x1="21.047cm" svg:y1="9.829cm" svg:x2="18.956cm" svg:y2="7.951cm">
          <text:p/>
        </draw:line>
        <draw:line draw:style-name="gr4" draw:text-style-name="P12" draw:layer="layout" svg:x1="21.136cm" svg:y1="10.372cm" svg:x2="18.746cm" svg:y2="11.642cm">
          <text:p/>
        </draw:line>
        <draw:line draw:style-name="gr4" draw:text-style-name="P12" draw:layer="layout" svg:x1="9.829cm" svg:y1="11.945cm" svg:x2="8.797cm" svg:y2="10.066cm">
          <text:p/>
        </draw:line>
        <draw:line draw:style-name="gr4" draw:text-style-name="P12" draw:layer="layout" svg:x1="9.617cm" svg:y1="8.467cm" svg:x2="8.796cm" svg:y2="9.737cm">
          <text:p/>
        </draw:line>
        <draw:line draw:style-name="gr4" draw:text-style-name="P12" draw:layer="layout" svg:x1="9.737cm" svg:y1="8.48cm" svg:x2="9.843cm" svg:y2="11.681cm">
          <text:p/>
        </draw:line>
        <draw:custom-shape draw:style-name="gr5" draw:text-style-name="P23" draw:layer="layout" svg:width="1.353cm" svg:height="1.134cm" svg:x="8.467cm" svg:y="10.627cm">
          <text:p text:style-name="P13"><text:span text:style-name="T6">e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54cm" svg:height="1.133cm" svg:x="8.383cm" svg:y="8.136cm">
          <text:p text:style-name="P13"><text:span text:style-name="T6">e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5cm" svg:height="1.133cm" svg:x="10.292cm" svg:y="9.04cm">
          <text:p text:style-name="P13"><text:span text:style-name="T6">e</text:span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54cm" svg:height="1.133cm" svg:x="11.831cm" svg:y="8.136cm">
          <text:p text:style-name="P13"><text:span text:style-name="T6">e</text:span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4cm" svg:x="14.949cm" svg:y="11.218cm">
          <text:p text:style-name="P13"><text:span text:style-name="T6">e</text:span><text:span text:style-name="T7">9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54cm" svg:height="1.134cm" svg:x="11.831cm" svg:y="10.627cm">
          <text:p text:style-name="P13"><text:span text:style-name="T6">e</text:span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3cm" svg:x="14.949cm" svg:y="7.757cm">
          <text:p text:style-name="P13"><text:span text:style-name="T6">e</text:span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803cm" svg:height="1.134cm" svg:x="19.575cm" svg:y="8.043cm">
          <text:p text:style-name="P13"><text:span text:style-name="T6">e</text:span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579cm" svg:height="1.133cm" svg:x="19.376cm" svg:y="10.857cm">
          <text:p text:style-name="P13"><text:span text:style-name="T6">e</text:span><text:span text:style-name="T7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5cm" svg:height="1.133cm" svg:x="9.657cm" svg:y="10.085cm">
          <text:p text:style-name="P13"><text:span text:style-name="T6">e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799cm" svg:height="1.133cm" svg:x="5.821cm" svg:y="9.102cm">
          <text:p text:style-name="P13"><text:span text:style-name="T6">e</text:span><text:span text:style-name="T7">1</text:span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3cm" svg:x="13.635cm" svg:y="9.494cm">
          <text:p text:style-name="P13"><text:span text:style-name="T6">e</text:span><text:span text:style-name="T7">7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5cm" svg:height="1.134cm" svg:x="9.313cm" svg:y="6.773cm">
          <text:p text:style-name="P13"><text:span text:style-name="T8">v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3cm" svg:x="9.234cm" svg:y="11.99cm">
          <text:p text:style-name="P13"><text:span text:style-name="T8">v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4cm" svg:x="8.233cm" svg:y="9.948cm">
          <text:p text:style-name="P13"><text:span text:style-name="T8">v</text:span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4cm" svg:x="10.932cm" svg:y="9.948cm">
          <text:p text:style-name="P13"><text:span text:style-name="T8">v</text:span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3cm" svg:x="13.269cm" svg:y="6.857cm">
          <text:p text:style-name="P13"><text:span text:style-name="T8">v</text:span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3cm" svg:x="13.353cm" svg:y="11.946cm">
          <text:p text:style-name="P13"><text:span text:style-name="T8">v</text:span><text:span text:style-name="T9">6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53cm" svg:height="1.133cm" svg:x="20.66cm" svg:y="10.134cm">
          <text:p text:style-name="P13"><text:span text:style-name="T8">v</text:span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8cm" svg:x="18.909cm" svg:y="6.998cm">
          <text:p text:style-name="P13"><text:span text:style-name="T8">v</text:span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4cm" svg:x="18.627cm" svg:y="11.906cm">
          <text:p text:style-name="P13"><text:span text:style-name="T8">v</text:span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5" draw:text-style-name="P24" xml:id="id15" draw:id="id15" draw:layer="layout" svg:width="17.343cm" svg:height="2.328cm" svg:x="4.657cm" svg:y="13.547cm">
          <text:p text:style-name="P19"><text:span text:style-name="T16">V = {v</text:span><text:span text:style-name="T17">1</text:span><text:span text:style-name="T16">, v</text:span><text:span text:style-name="T17">2</text:span><text:span text:style-name="T16">, v</text:span><text:span text:style-name="T17">3</text:span><text:span text:style-name="T16">, v</text:span><text:span text:style-name="T17">4</text:span><text:span text:style-name="T16">, v</text:span><text:span text:style-name="T17">5</text:span><text:span text:style-name="T16">, v</text:span><text:span text:style-name="T17">6</text:span><text:span text:style-name="T16">, v</text:span><text:span text:style-name="T17">7</text:span><text:span text:style-name="T16">, v</text:span><text:span text:style-name="T17">8</text:span><text:span text:style-name="T16">, v</text:span><text:span text:style-name="T17">9</text:span><text:span text:style-name="T16">}</text:span><text:span text:style-name="T16"><text:tab/></text:span><text:span text:style-name="T16">n = 9</text:span></text:p>
          <text:p text:style-name="P20"><text:span text:style-name="T16">E = {e</text:span><text:span text:style-name="T17">1</text:span><text:span text:style-name="T16">, e</text:span><text:span text:style-name="T17">2</text:span><text:span text:style-name="T16">, e</text:span><text:span text:style-name="T17">3</text:span><text:span text:style-name="T16">, e</text:span><text:span text:style-name="T17">4</text:span><text:span text:style-name="T16">,..., e</text:span><text:span text:style-name="T17">9</text:span><text:span text:style-name="T16">, e</text:span><text:span text:style-name="T17">10</text:span><text:span text:style-name="T16">, e</text:span><text:span text:style-name="T17">11</text:span><text:span text:style-name="T16">, e</text:span><text:span text:style-name="T17">12</text:span><text:span text:style-name="T16">} <text:s text:c="3"/>m = 12</text:span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Conceitos Básicos</text:span></text:p>
          </draw:text-box>
        </draw:frame>
        <draw:frame presentation:style-name="pr20" draw:text-style-name="P8" draw:layer="layout" svg:width="20.108cm" svg:height="2.541cm" svg:x="2.54cm" svg:y="3.598cm" presentation:class="outline" presentation:user-transformed="true">
          <draw:text-box>
            <text:p text:style-name="P22"><text:span text:style-name="T18">Grafo</text:span><text:span text:style-name="T19">: Objeto matemático composto por um conjunto de </text:span><text:span text:style-name="T20">vértices</text:span><text:span text:style-name="T19"> conectados por </text:span><text:span text:style-name="T20">arestas</text:span><text:span text:style-name="T19">.</text:span></text:p>
          </draw:text-box>
        </draw:frame>
        <draw:custom-shape draw:style-name="gr8" draw:text-style-name="P5" draw:layer="layout" svg:width="12.242cm" svg:height="8.855cm" svg:x="6.385cm" svg:y="5.256cm">
          <text:p/>
          <draw:enhanced-geometry svg:viewBox="0 0 2776 2008" draw:type="non-primitive" draw:enhanced-path="M 2728 584 C 1820 292 912 0 520 200 128 400 0 1560 376 1784 752 2008 2280 1528 2776 1544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1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Motivação</text:span></text:p>
          </draw:text-box>
        </draw:frame>
        <draw:frame presentation:style-name="pr22" draw:text-style-name="P8" draw:layer="layout" svg:width="22.225cm" svg:height="11.219cm" svg:x="2.327cm" svg:y="4.445cm" presentation:class="outline" presentation:user-transformed="true">
          <draw:text-box>
            <text:p text:style-name="P9"><text:span text:style-name="T3">Campeonato de futebol</text:span></text:p>
            <text:p text:style-name="P10"><text:span text:style-name="T5">Cada equipe deve-se enfrentar a todas as outras equipes exatamente uma vez.</text:span></text:p>
            <text:p text:style-name="P10"><text:span text:style-name="T5">Cada equipe joga exatamente uma vez por rodada.</text:span></text:p>
            <text:p text:style-name="P9"><text:span text:style-name="T3">Problema: Como programar a tabela do campeonato?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3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Motivação</text:span></text:p>
          </draw:text-box>
        </draw:frame>
        <draw:frame presentation:style-name="pr24" draw:text-style-name="P8" draw:layer="layout" svg:width="22.225cm" svg:height="11.219cm" svg:x="2.327cm" svg:y="4.445cm" presentation:class="outline" presentation:user-transformed="true">
          <draw:text-box>
            <text:p text:style-name="P25"><text:span text:style-name="T22">Reformulação do problema:</text:span></text:p>
            <text:p text:style-name="P26"><text:span text:style-name="T23">Cada equipe é representada por um vértice.</text:span></text:p>
            <text:p text:style-name="P26"><text:span text:style-name="T23">Cada jogo é representado por uma aresta.</text:span></text:p>
            <text:p text:style-name="P26"><text:span text:style-name="T23">O grafo tem uma aresta unindo cada par de vértices (grafo completo).</text:span></text:p>
            <text:p text:style-name="P25"><text:span text:style-name="T22">Problema: Numerar (colorir) cada aresta de 1 a n-1 (usando n-1 cores) de forma que em cada vértice incida exatamente uma aresta associada a cada número (cor). <text:s/>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5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9" draw:text-style-name="P28" draw:layer="layout" svg:width="1.481cm" svg:height="1.27cm" svg:x="8.467cm" svg:y="11.113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11.324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7.091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4.763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8.467cm" svg:y="7.303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13.653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2" draw:layer="layout" svg:x1="9.948cm" svg:y1="7.938cm" svg:x2="16.722cm" svg:y2="7.942cm">
          <text:p/>
        </draw:line>
        <draw:line draw:style-name="gr4" draw:text-style-name="P12" draw:layer="layout" svg:x1="9.737cm" svg:y1="7.606cm" svg:x2="12.7cm" svg:y2="5.727cm">
          <text:p/>
        </draw:line>
        <draw:line draw:style-name="gr4" draw:text-style-name="P12" draw:layer="layout" svg:x1="9.948cm" svg:y1="8.149cm" svg:x2="16.933cm" svg:y2="11.536cm">
          <text:p/>
        </draw:line>
        <draw:line draw:style-name="gr4" draw:text-style-name="P12" draw:layer="layout" svg:x1="9.313cm" svg:y1="11.204cm" svg:x2="9.318cm" svg:y2="8.479cm">
          <text:p/>
        </draw:line>
        <draw:line draw:style-name="gr4" draw:text-style-name="P12" draw:layer="layout" svg:x1="9.737cm" svg:y1="8.361cm" svg:x2="13.123cm" svg:y2="13.653cm">
          <text:p/>
        </draw:line>
        <draw:line draw:style-name="gr4" draw:text-style-name="P12" draw:layer="layout" svg:x1="13.004cm" svg:y1="6.033cm" svg:x2="9.644cm" svg:y2="11.324cm">
          <text:p/>
        </draw:line>
        <draw:line draw:style-name="gr4" draw:text-style-name="P12" draw:layer="layout" svg:x1="13.335cm" svg:y1="6.033cm" svg:x2="13.339cm" svg:y2="13.653cm">
          <text:p/>
        </draw:line>
        <draw:line draw:style-name="gr4" draw:text-style-name="P12" draw:layer="layout" svg:x1="13.758cm" svg:y1="5.821cm" svg:x2="17.145cm" svg:y2="11.324cm">
          <text:p/>
        </draw:line>
        <draw:line draw:style-name="gr4" draw:text-style-name="P12" draw:layer="layout" svg:x1="13.97cm" svg:y1="5.609cm" svg:x2="16.933cm" svg:y2="7.303cm">
          <text:p/>
        </draw:line>
        <draw:line draw:style-name="gr4" draw:text-style-name="P12" draw:layer="layout" svg:x1="17.238cm" svg:y1="8.361cm" svg:x2="9.856cm" svg:y2="11.536cm">
          <text:p/>
        </draw:line>
        <draw:line draw:style-name="gr4" draw:text-style-name="P12" draw:layer="layout" svg:x1="13.547cm" svg:y1="13.744cm" svg:x2="17.357cm" svg:y2="8.267cm">
          <text:p/>
        </draw:line>
        <draw:line draw:style-name="gr4" draw:text-style-name="P12" draw:layer="layout" svg:x1="9.948cm" svg:y1="11.748cm" svg:x2="16.722cm" svg:y2="11.752cm">
          <text:p/>
        </draw:line>
        <draw:line draw:style-name="gr4" draw:text-style-name="P12" draw:layer="layout" svg:x1="9.737cm" svg:y1="12.171cm" svg:x2="12.488cm" svg:y2="14.076cm">
          <text:p/>
        </draw:line>
        <draw:line draw:style-name="gr4" draw:text-style-name="P12" draw:layer="layout" svg:x1="13.97cm" svg:y1="14.168cm" svg:x2="16.933cm" svg:y2="12.29cm">
          <text:p/>
        </draw:line>
        <draw:line draw:style-name="gr4" draw:text-style-name="P12" draw:layer="layout" svg:x1="17.568cm" svg:y1="11.416cm" svg:x2="17.573cm" svg:y2="8.267cm">
          <text:p/>
        </draw:line>
        <draw:custom-shape draw:style-name="gr10" draw:text-style-name="P29" draw:layer="layout" svg:width="2.788cm" svg:height="0.973cm" svg:x="3.409cm" svg:y="7.62cm">
          <text:p text:style-name="P1"><text:span text:style-name="T25">Equipes</text:span></text:p>
          <draw:enhanced-geometry svg:viewBox="0 0 21600 21600" draw:type="mso-spt202" draw:enhanced-path="M 0 0 L 21600 0 21600 21600 0 21600 0 0 Z N"/>
        </draw:custom-shape>
        <draw:line draw:style-name="gr11" draw:text-style-name="P12" draw:layer="layout" svg:x1="6.35cm" svg:y1="8.043cm" svg:x2="8.255cm" svg:y2="8.048cm">
          <text:p/>
        </draw:line>
        <draw:line draw:style-name="gr11" draw:text-style-name="P12" draw:layer="layout" svg:x1="6.35cm" svg:y1="8.89cm" svg:x2="8.467cm" svg:y2="11.218cm">
          <text:p/>
        </draw:line>
        <draw:custom-shape draw:style-name="gr10" draw:text-style-name="P29" draw:layer="layout" svg:width="2.191cm" svg:height="0.973cm" svg:x="19.707cm" svg:y="8.89cm">
          <text:p text:style-name="P1"><text:span text:style-name="T25">Jogos</text:span></text:p>
          <draw:enhanced-geometry svg:viewBox="0 0 21600 21600" draw:type="mso-spt202" draw:enhanced-path="M 0 0 L 21600 0 21600 21600 0 21600 0 0 Z N"/>
        </draw:custom-shape>
        <draw:line draw:style-name="gr11" draw:text-style-name="P12" draw:layer="layout" svg:x1="19.777cm" svg:y1="9.313cm" svg:x2="17.686cm" svg:y2="9.318cm">
          <text:p/>
        </draw:line>
        <draw:line draw:style-name="gr11" draw:text-style-name="P12" draw:layer="layout" svg:x1="19.777cm" svg:y1="9.737cm" svg:x2="16.84cm" svg:y2="10.372cm">
          <text:p/>
        </draw:line>
        <draw:custom-shape draw:style-name="gr12" draw:text-style-name="P28" draw:layer="layout" svg:width="17.991cm" svg:height="1.777cm" svg:x="4.022cm" svg:y="0.763cm">
          <text:p text:style-name="P27"><text:span text:style-name="T26">Motivação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6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9" draw:text-style-name="P28" draw:layer="layout" svg:width="1.481cm" svg:height="1.27cm" svg:x="8.467cm" svg:y="11.113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11.324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7.091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4.763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8.467cm" svg:y="7.303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13.653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2" draw:layer="layout" svg:x1="9.948cm" svg:y1="7.938cm" svg:x2="16.722cm" svg:y2="7.942cm">
          <text:p/>
        </draw:line>
        <draw:line draw:style-name="gr4" draw:text-style-name="P12" draw:layer="layout" svg:x1="9.737cm" svg:y1="7.606cm" svg:x2="12.7cm" svg:y2="5.727cm">
          <text:p/>
        </draw:line>
        <draw:line draw:style-name="gr4" draw:text-style-name="P12" draw:layer="layout" svg:x1="9.948cm" svg:y1="8.149cm" svg:x2="16.933cm" svg:y2="11.536cm">
          <text:p/>
        </draw:line>
        <draw:line draw:style-name="gr4" draw:text-style-name="P12" draw:layer="layout" svg:x1="9.313cm" svg:y1="11.204cm" svg:x2="9.318cm" svg:y2="8.479cm">
          <text:p/>
        </draw:line>
        <draw:line draw:style-name="gr4" draw:text-style-name="P12" draw:layer="layout" svg:x1="9.737cm" svg:y1="8.361cm" svg:x2="13.123cm" svg:y2="13.653cm">
          <text:p/>
        </draw:line>
        <draw:line draw:style-name="gr4" draw:text-style-name="P12" draw:layer="layout" svg:x1="13.004cm" svg:y1="6.033cm" svg:x2="9.644cm" svg:y2="11.324cm">
          <text:p/>
        </draw:line>
        <draw:line draw:style-name="gr13" draw:text-style-name="P12" draw:layer="layout" svg:x1="13.335cm" svg:y1="6.033cm" svg:x2="13.339cm" svg:y2="13.653cm">
          <text:p/>
        </draw:line>
        <draw:line draw:style-name="gr4" draw:text-style-name="P12" draw:layer="layout" svg:x1="13.758cm" svg:y1="5.821cm" svg:x2="17.145cm" svg:y2="11.324cm">
          <text:p/>
        </draw:line>
        <draw:line draw:style-name="gr4" draw:text-style-name="P12" draw:layer="layout" svg:x1="13.97cm" svg:y1="5.609cm" svg:x2="16.933cm" svg:y2="7.303cm">
          <text:p/>
        </draw:line>
        <draw:line draw:style-name="gr4" draw:text-style-name="P12" draw:layer="layout" svg:x1="17.238cm" svg:y1="8.361cm" svg:x2="9.856cm" svg:y2="11.536cm">
          <text:p/>
        </draw:line>
        <draw:line draw:style-name="gr4" draw:text-style-name="P12" draw:layer="layout" svg:x1="13.547cm" svg:y1="13.744cm" svg:x2="17.357cm" svg:y2="8.267cm">
          <text:p/>
        </draw:line>
        <draw:line draw:style-name="gr13" draw:text-style-name="P12" draw:layer="layout" svg:x1="9.948cm" svg:y1="11.748cm" svg:x2="16.722cm" svg:y2="11.752cm">
          <text:p/>
        </draw:line>
        <draw:line draw:style-name="gr4" draw:text-style-name="P12" draw:layer="layout" svg:x1="9.737cm" svg:y1="12.171cm" svg:x2="12.488cm" svg:y2="14.076cm">
          <text:p/>
        </draw:line>
        <draw:line draw:style-name="gr4" draw:text-style-name="P12" draw:layer="layout" svg:x1="13.97cm" svg:y1="14.168cm" svg:x2="16.933cm" svg:y2="12.29cm">
          <text:p/>
        </draw:line>
        <draw:line draw:style-name="gr4" draw:text-style-name="P12" draw:layer="layout" svg:x1="17.568cm" svg:y1="11.416cm" svg:x2="17.573cm" svg:y2="8.267cm">
          <text:p/>
        </draw:line>
        <draw:custom-shape draw:style-name="gr14" draw:text-style-name="P28" draw:layer="layout" svg:width="3.245cm" svg:height="0.973cm" svg:x="1.067cm" svg:y="5.08cm">
          <text:p text:style-name="P27"><text:span text:style-name="T27">Rodada 1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7.991cm" svg:height="1.777cm" svg:x="4.022cm" svg:y="0.763cm">
          <text:p text:style-name="P27"><text:span text:style-name="T26">Motivação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7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9" draw:text-style-name="P28" draw:layer="layout" svg:width="1.481cm" svg:height="1.27cm" svg:x="8.467cm" svg:y="11.113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11.324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7.091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4.763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8.467cm" svg:y="7.303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13.653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2" draw:layer="layout" svg:x1="9.948cm" svg:y1="7.938cm" svg:x2="16.722cm" svg:y2="7.942cm">
          <text:p/>
        </draw:line>
        <draw:line draw:style-name="gr15" draw:text-style-name="P12" draw:layer="layout" svg:x1="9.737cm" svg:y1="7.606cm" svg:x2="12.7cm" svg:y2="5.727cm">
          <text:p/>
        </draw:line>
        <draw:line draw:style-name="gr4" draw:text-style-name="P12" draw:layer="layout" svg:x1="9.948cm" svg:y1="8.149cm" svg:x2="16.933cm" svg:y2="11.536cm">
          <text:p/>
        </draw:line>
        <draw:line draw:style-name="gr4" draw:text-style-name="P12" draw:layer="layout" svg:x1="9.313cm" svg:y1="11.204cm" svg:x2="9.318cm" svg:y2="8.479cm">
          <text:p/>
        </draw:line>
        <draw:line draw:style-name="gr4" draw:text-style-name="P12" draw:layer="layout" svg:x1="9.737cm" svg:y1="8.361cm" svg:x2="13.123cm" svg:y2="13.653cm">
          <text:p/>
        </draw:line>
        <draw:line draw:style-name="gr4" draw:text-style-name="P12" draw:layer="layout" svg:x1="13.004cm" svg:y1="6.033cm" svg:x2="9.644cm" svg:y2="11.324cm">
          <text:p/>
        </draw:line>
        <draw:line draw:style-name="gr13" draw:text-style-name="P12" draw:layer="layout" svg:x1="13.335cm" svg:y1="6.033cm" svg:x2="13.339cm" svg:y2="13.653cm">
          <text:p/>
        </draw:line>
        <draw:line draw:style-name="gr4" draw:text-style-name="P12" draw:layer="layout" svg:x1="13.758cm" svg:y1="5.821cm" svg:x2="17.145cm" svg:y2="11.324cm">
          <text:p/>
        </draw:line>
        <draw:line draw:style-name="gr4" draw:text-style-name="P12" draw:layer="layout" svg:x1="13.97cm" svg:y1="5.609cm" svg:x2="16.933cm" svg:y2="7.303cm">
          <text:p/>
        </draw:line>
        <draw:line draw:style-name="gr15" draw:text-style-name="P12" draw:layer="layout" svg:x1="17.238cm" svg:y1="8.361cm" svg:x2="9.856cm" svg:y2="11.536cm">
          <text:p/>
        </draw:line>
        <draw:line draw:style-name="gr4" draw:text-style-name="P12" draw:layer="layout" svg:x1="13.547cm" svg:y1="13.744cm" svg:x2="17.357cm" svg:y2="8.267cm">
          <text:p/>
        </draw:line>
        <draw:line draw:style-name="gr13" draw:text-style-name="P12" draw:layer="layout" svg:x1="9.948cm" svg:y1="11.748cm" svg:x2="16.722cm" svg:y2="11.752cm">
          <text:p/>
        </draw:line>
        <draw:line draw:style-name="gr4" draw:text-style-name="P12" draw:layer="layout" svg:x1="9.737cm" svg:y1="12.171cm" svg:x2="12.488cm" svg:y2="14.076cm">
          <text:p/>
        </draw:line>
        <draw:line draw:style-name="gr15" draw:text-style-name="P12" draw:layer="layout" svg:x1="13.97cm" svg:y1="14.168cm" svg:x2="16.933cm" svg:y2="12.29cm">
          <text:p/>
        </draw:line>
        <draw:line draw:style-name="gr4" draw:text-style-name="P12" draw:layer="layout" svg:x1="17.568cm" svg:y1="11.416cm" svg:x2="17.573cm" svg:y2="8.267cm">
          <text:p/>
        </draw:line>
        <draw:custom-shape draw:style-name="gr14" draw:text-style-name="P28" draw:layer="layout" svg:width="3.245cm" svg:height="0.973cm" svg:x="1.067cm" svg:y="5.08cm">
          <text:p text:style-name="P27"><text:span text:style-name="T27">Rodada 1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5.966cm">
          <text:p text:style-name="P27"><text:span text:style-name="T28">Rodada 2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7.991cm" svg:height="1.777cm" svg:x="4.022cm" svg:y="0.763cm">
          <text:p text:style-name="P27"><text:span text:style-name="T26">Motivação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8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9" draw:text-style-name="P28" draw:layer="layout" svg:width="1.481cm" svg:height="1.27cm" svg:x="8.467cm" svg:y="11.113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11.324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7.091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4.763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8.467cm" svg:y="7.303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13.653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2" draw:layer="layout" svg:x1="9.948cm" svg:y1="7.938cm" svg:x2="16.722cm" svg:y2="7.942cm">
          <text:p/>
        </draw:line>
        <draw:line draw:style-name="gr15" draw:text-style-name="P12" draw:layer="layout" svg:x1="9.737cm" svg:y1="7.606cm" svg:x2="12.7cm" svg:y2="5.727cm">
          <text:p/>
        </draw:line>
        <draw:line draw:style-name="gr4" draw:text-style-name="P12" draw:layer="layout" svg:x1="9.948cm" svg:y1="8.149cm" svg:x2="16.933cm" svg:y2="11.536cm">
          <text:p/>
        </draw:line>
        <draw:line draw:style-name="gr16" draw:text-style-name="P12" draw:layer="layout" svg:x1="9.313cm" svg:y1="11.204cm" svg:x2="9.318cm" svg:y2="8.479cm">
          <text:p/>
        </draw:line>
        <draw:line draw:style-name="gr4" draw:text-style-name="P12" draw:layer="layout" svg:x1="9.737cm" svg:y1="8.361cm" svg:x2="13.123cm" svg:y2="13.653cm">
          <text:p/>
        </draw:line>
        <draw:line draw:style-name="gr4" draw:text-style-name="P12" draw:layer="layout" svg:x1="13.004cm" svg:y1="6.033cm" svg:x2="9.644cm" svg:y2="11.324cm">
          <text:p/>
        </draw:line>
        <draw:line draw:style-name="gr13" draw:text-style-name="P12" draw:layer="layout" svg:x1="13.335cm" svg:y1="6.033cm" svg:x2="13.339cm" svg:y2="13.653cm">
          <text:p/>
        </draw:line>
        <draw:line draw:style-name="gr16" draw:text-style-name="P12" draw:layer="layout" svg:x1="13.758cm" svg:y1="5.821cm" svg:x2="17.145cm" svg:y2="11.324cm">
          <text:p/>
        </draw:line>
        <draw:line draw:style-name="gr4" draw:text-style-name="P12" draw:layer="layout" svg:x1="13.97cm" svg:y1="5.609cm" svg:x2="16.933cm" svg:y2="7.303cm">
          <text:p/>
        </draw:line>
        <draw:line draw:style-name="gr15" draw:text-style-name="P12" draw:layer="layout" svg:x1="17.238cm" svg:y1="8.361cm" svg:x2="9.856cm" svg:y2="11.536cm">
          <text:p/>
        </draw:line>
        <draw:line draw:style-name="gr16" draw:text-style-name="P12" draw:layer="layout" svg:x1="13.547cm" svg:y1="13.744cm" svg:x2="17.357cm" svg:y2="8.267cm">
          <text:p/>
        </draw:line>
        <draw:line draw:style-name="gr13" draw:text-style-name="P12" draw:layer="layout" svg:x1="9.948cm" svg:y1="11.748cm" svg:x2="16.722cm" svg:y2="11.752cm">
          <text:p/>
        </draw:line>
        <draw:line draw:style-name="gr4" draw:text-style-name="P12" draw:layer="layout" svg:x1="9.737cm" svg:y1="12.171cm" svg:x2="12.488cm" svg:y2="14.076cm">
          <text:p/>
        </draw:line>
        <draw:line draw:style-name="gr15" draw:text-style-name="P12" draw:layer="layout" svg:x1="13.97cm" svg:y1="14.168cm" svg:x2="16.933cm" svg:y2="12.29cm">
          <text:p/>
        </draw:line>
        <draw:line draw:style-name="gr4" draw:text-style-name="P12" draw:layer="layout" svg:x1="17.568cm" svg:y1="11.416cm" svg:x2="17.573cm" svg:y2="8.267cm">
          <text:p/>
        </draw:line>
        <draw:custom-shape draw:style-name="gr14" draw:text-style-name="P28" draw:layer="layout" svg:width="3.245cm" svg:height="0.973cm" svg:x="1.067cm" svg:y="5.08cm">
          <text:p text:style-name="P27"><text:span text:style-name="T27">Rodada 1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5.966cm">
          <text:p text:style-name="P27"><text:span text:style-name="T28">Rodada 2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6.813cm">
          <text:p text:style-name="P27"><text:span text:style-name="T29">Rodada 3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7.991cm" svg:height="1.777cm" svg:x="4.022cm" svg:y="0.763cm">
          <text:p text:style-name="P27"><text:span text:style-name="T26">Motivação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9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9" draw:text-style-name="P28" draw:layer="layout" svg:width="1.481cm" svg:height="1.27cm" svg:x="8.467cm" svg:y="11.113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11.324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7.091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4.763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8.467cm" svg:y="7.303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13.653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2" draw:layer="layout" svg:x1="9.948cm" svg:y1="7.938cm" svg:x2="16.722cm" svg:y2="7.942cm">
          <text:p/>
        </draw:line>
        <draw:line draw:style-name="gr15" draw:text-style-name="P12" draw:layer="layout" svg:x1="9.737cm" svg:y1="7.606cm" svg:x2="12.7cm" svg:y2="5.727cm">
          <text:p/>
        </draw:line>
        <draw:line draw:style-name="gr4" draw:text-style-name="P12" draw:layer="layout" svg:x1="9.948cm" svg:y1="8.149cm" svg:x2="16.933cm" svg:y2="11.536cm">
          <text:p/>
        </draw:line>
        <draw:line draw:style-name="gr16" draw:text-style-name="P12" draw:layer="layout" svg:x1="9.313cm" svg:y1="11.204cm" svg:x2="9.318cm" svg:y2="8.479cm">
          <text:p/>
        </draw:line>
        <draw:line draw:style-name="gr17" draw:text-style-name="P12" draw:layer="layout" svg:x1="9.737cm" svg:y1="8.361cm" svg:x2="13.123cm" svg:y2="13.653cm">
          <text:p/>
        </draw:line>
        <draw:line draw:style-name="gr17" draw:text-style-name="P12" draw:layer="layout" svg:x1="13.004cm" svg:y1="6.033cm" svg:x2="9.644cm" svg:y2="11.324cm">
          <text:p/>
        </draw:line>
        <draw:line draw:style-name="gr13" draw:text-style-name="P12" draw:layer="layout" svg:x1="13.335cm" svg:y1="6.033cm" svg:x2="13.339cm" svg:y2="13.653cm">
          <text:p/>
        </draw:line>
        <draw:line draw:style-name="gr16" draw:text-style-name="P12" draw:layer="layout" svg:x1="13.758cm" svg:y1="5.821cm" svg:x2="17.145cm" svg:y2="11.324cm">
          <text:p/>
        </draw:line>
        <draw:line draw:style-name="gr4" draw:text-style-name="P12" draw:layer="layout" svg:x1="13.97cm" svg:y1="5.609cm" svg:x2="16.933cm" svg:y2="7.303cm">
          <text:p/>
        </draw:line>
        <draw:line draw:style-name="gr15" draw:text-style-name="P12" draw:layer="layout" svg:x1="17.238cm" svg:y1="8.361cm" svg:x2="9.856cm" svg:y2="11.536cm">
          <text:p/>
        </draw:line>
        <draw:line draw:style-name="gr16" draw:text-style-name="P12" draw:layer="layout" svg:x1="13.547cm" svg:y1="13.744cm" svg:x2="17.357cm" svg:y2="8.267cm">
          <text:p/>
        </draw:line>
        <draw:line draw:style-name="gr13" draw:text-style-name="P12" draw:layer="layout" svg:x1="9.948cm" svg:y1="11.748cm" svg:x2="16.722cm" svg:y2="11.752cm">
          <text:p/>
        </draw:line>
        <draw:line draw:style-name="gr4" draw:text-style-name="P12" draw:layer="layout" svg:x1="9.737cm" svg:y1="12.171cm" svg:x2="12.488cm" svg:y2="14.076cm">
          <text:p/>
        </draw:line>
        <draw:line draw:style-name="gr15" draw:text-style-name="P12" draw:layer="layout" svg:x1="13.97cm" svg:y1="14.168cm" svg:x2="16.933cm" svg:y2="12.29cm">
          <text:p/>
        </draw:line>
        <draw:line draw:style-name="gr17" draw:text-style-name="P12" draw:layer="layout" svg:x1="17.568cm" svg:y1="11.416cm" svg:x2="17.573cm" svg:y2="8.267cm">
          <text:p/>
        </draw:line>
        <draw:custom-shape draw:style-name="gr14" draw:text-style-name="P28" draw:layer="layout" svg:width="3.245cm" svg:height="0.973cm" svg:x="1.067cm" svg:y="5.08cm">
          <text:p text:style-name="P27"><text:span text:style-name="T27">Rodada 1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5.966cm">
          <text:p text:style-name="P27"><text:span text:style-name="T28">Rodada 2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6.813cm">
          <text:p text:style-name="P27"><text:span text:style-name="T29">Rodada 3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7.66cm">
          <text:p text:style-name="P27"><text:span text:style-name="T30">Rodada 4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7.991cm" svg:height="1.777cm" svg:x="4.022cm" svg:y="0.763cm">
          <text:p text:style-name="P27"><text:span text:style-name="T26">Motivação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0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9" draw:text-style-name="P28" draw:layer="layout" svg:width="1.481cm" svg:height="1.27cm" svg:x="8.467cm" svg:y="11.113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11.324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7.091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4.763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8.467cm" svg:y="7.303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13.653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2" draw:layer="layout" svg:x1="9.948cm" svg:y1="7.938cm" svg:x2="16.722cm" svg:y2="7.942cm">
          <text:p/>
        </draw:line>
        <draw:line draw:style-name="gr15" draw:text-style-name="P12" draw:layer="layout" svg:x1="9.737cm" svg:y1="7.606cm" svg:x2="12.7cm" svg:y2="5.727cm">
          <text:p/>
        </draw:line>
        <draw:line draw:style-name="gr18" draw:text-style-name="P12" draw:layer="layout" svg:x1="9.948cm" svg:y1="8.149cm" svg:x2="16.933cm" svg:y2="11.536cm">
          <text:p/>
        </draw:line>
        <draw:line draw:style-name="gr16" draw:text-style-name="P12" draw:layer="layout" svg:x1="9.313cm" svg:y1="11.204cm" svg:x2="9.318cm" svg:y2="8.479cm">
          <text:p/>
        </draw:line>
        <draw:line draw:style-name="gr17" draw:text-style-name="P12" draw:layer="layout" svg:x1="9.737cm" svg:y1="8.361cm" svg:x2="13.123cm" svg:y2="13.653cm">
          <text:p/>
        </draw:line>
        <draw:line draw:style-name="gr17" draw:text-style-name="P12" draw:layer="layout" svg:x1="13.004cm" svg:y1="6.033cm" svg:x2="9.644cm" svg:y2="11.324cm">
          <text:p/>
        </draw:line>
        <draw:line draw:style-name="gr13" draw:text-style-name="P12" draw:layer="layout" svg:x1="13.335cm" svg:y1="6.033cm" svg:x2="13.339cm" svg:y2="13.653cm">
          <text:p/>
        </draw:line>
        <draw:line draw:style-name="gr16" draw:text-style-name="P12" draw:layer="layout" svg:x1="13.758cm" svg:y1="5.821cm" svg:x2="17.145cm" svg:y2="11.324cm">
          <text:p/>
        </draw:line>
        <draw:line draw:style-name="gr18" draw:text-style-name="P12" draw:layer="layout" svg:x1="13.97cm" svg:y1="5.609cm" svg:x2="16.933cm" svg:y2="7.303cm">
          <text:p/>
        </draw:line>
        <draw:line draw:style-name="gr15" draw:text-style-name="P12" draw:layer="layout" svg:x1="17.238cm" svg:y1="8.361cm" svg:x2="9.856cm" svg:y2="11.536cm">
          <text:p/>
        </draw:line>
        <draw:line draw:style-name="gr16" draw:text-style-name="P12" draw:layer="layout" svg:x1="13.547cm" svg:y1="13.744cm" svg:x2="17.357cm" svg:y2="8.267cm">
          <text:p/>
        </draw:line>
        <draw:line draw:style-name="gr13" draw:text-style-name="P12" draw:layer="layout" svg:x1="9.948cm" svg:y1="11.748cm" svg:x2="16.722cm" svg:y2="11.752cm">
          <text:p/>
        </draw:line>
        <draw:line draw:style-name="gr18" draw:text-style-name="P12" draw:layer="layout" svg:x1="9.737cm" svg:y1="12.171cm" svg:x2="12.488cm" svg:y2="14.076cm">
          <text:p/>
        </draw:line>
        <draw:line draw:style-name="gr15" draw:text-style-name="P12" draw:layer="layout" svg:x1="13.97cm" svg:y1="14.168cm" svg:x2="16.933cm" svg:y2="12.29cm">
          <text:p/>
        </draw:line>
        <draw:line draw:style-name="gr17" draw:text-style-name="P12" draw:layer="layout" svg:x1="17.568cm" svg:y1="11.416cm" svg:x2="17.573cm" svg:y2="8.267cm">
          <text:p/>
        </draw:line>
        <draw:custom-shape draw:style-name="gr14" draw:text-style-name="P28" draw:layer="layout" svg:width="3.245cm" svg:height="0.973cm" svg:x="1.067cm" svg:y="5.08cm">
          <text:p text:style-name="P27"><text:span text:style-name="T27">Rodada 1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5.966cm">
          <text:p text:style-name="P27"><text:span text:style-name="T28">Rodada 2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6.813cm">
          <text:p text:style-name="P27"><text:span text:style-name="T29">Rodada 3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7.66cm">
          <text:p text:style-name="P27"><text:span text:style-name="T30">Rodada 4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xml:id="id16" draw:id="id16" draw:layer="layout" svg:width="10.332cm" svg:height="1.205cm" svg:x="1.918cm" svg:y="15.452cm">
          <text:p text:style-name="P27"><text:span text:style-name="T31">Conseguimos uma tabela!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8.506cm">
          <text:p text:style-name="P27"><text:span text:style-name="T25">Rodada 5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7.991cm" svg:height="1.777cm" svg:x="4.022cm" svg:y="0.763cm">
          <text:p text:style-name="P27"><text:span text:style-name="T26">Motiva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1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9" draw:text-style-name="P28" draw:layer="layout" svg:width="1.481cm" svg:height="1.27cm" svg:x="8.467cm" svg:y="11.113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11.324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7.091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4.763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8.467cm" svg:y="7.303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13.653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2" draw:layer="layout" svg:x1="9.948cm" svg:y1="7.938cm" svg:x2="16.722cm" svg:y2="7.942cm">
          <text:p/>
        </draw:line>
        <draw:line draw:style-name="gr4" draw:text-style-name="P12" draw:layer="layout" svg:x1="9.737cm" svg:y1="7.606cm" svg:x2="12.7cm" svg:y2="5.727cm">
          <text:p/>
        </draw:line>
        <draw:line draw:style-name="gr4" draw:text-style-name="P12" draw:layer="layout" svg:x1="9.948cm" svg:y1="8.149cm" svg:x2="16.933cm" svg:y2="11.536cm">
          <text:p/>
        </draw:line>
        <draw:line draw:style-name="gr4" draw:text-style-name="P12" draw:layer="layout" svg:x1="9.313cm" svg:y1="11.204cm" svg:x2="9.318cm" svg:y2="8.479cm">
          <text:p/>
        </draw:line>
        <draw:line draw:style-name="gr4" draw:text-style-name="P12" draw:layer="layout" svg:x1="9.737cm" svg:y1="8.361cm" svg:x2="13.123cm" svg:y2="13.653cm">
          <text:p/>
        </draw:line>
        <draw:line draw:style-name="gr4" draw:text-style-name="P12" draw:layer="layout" svg:x1="13.004cm" svg:y1="6.033cm" svg:x2="9.644cm" svg:y2="11.324cm">
          <text:p/>
        </draw:line>
        <draw:line draw:style-name="gr4" draw:text-style-name="P12" draw:layer="layout" svg:x1="13.335cm" svg:y1="6.033cm" svg:x2="13.339cm" svg:y2="13.653cm">
          <text:p/>
        </draw:line>
        <draw:line draw:style-name="gr4" draw:text-style-name="P12" draw:layer="layout" svg:x1="13.758cm" svg:y1="5.821cm" svg:x2="17.145cm" svg:y2="11.324cm">
          <text:p/>
        </draw:line>
        <draw:line draw:style-name="gr4" draw:text-style-name="P12" draw:layer="layout" svg:x1="13.97cm" svg:y1="5.609cm" svg:x2="16.933cm" svg:y2="7.303cm">
          <text:p/>
        </draw:line>
        <draw:line draw:style-name="gr4" draw:text-style-name="P12" draw:layer="layout" svg:x1="17.238cm" svg:y1="8.361cm" svg:x2="9.856cm" svg:y2="11.536cm">
          <text:p/>
        </draw:line>
        <draw:line draw:style-name="gr4" draw:text-style-name="P12" draw:layer="layout" svg:x1="13.547cm" svg:y1="13.744cm" svg:x2="17.357cm" svg:y2="8.267cm">
          <text:p/>
        </draw:line>
        <draw:line draw:style-name="gr4" draw:text-style-name="P12" draw:layer="layout" svg:x1="9.948cm" svg:y1="11.748cm" svg:x2="16.722cm" svg:y2="11.752cm">
          <text:p/>
        </draw:line>
        <draw:line draw:style-name="gr4" draw:text-style-name="P12" draw:layer="layout" svg:x1="9.737cm" svg:y1="12.171cm" svg:x2="12.488cm" svg:y2="14.076cm">
          <text:p/>
        </draw:line>
        <draw:line draw:style-name="gr4" draw:text-style-name="P12" draw:layer="layout" svg:x1="13.97cm" svg:y1="14.168cm" svg:x2="16.933cm" svg:y2="12.29cm">
          <text:p/>
        </draw:line>
        <draw:line draw:style-name="gr4" draw:text-style-name="P12" draw:layer="layout" svg:x1="17.568cm" svg:y1="11.416cm" svg:x2="17.573cm" svg:y2="8.267cm">
          <text:p/>
        </draw:line>
        <draw:custom-shape draw:style-name="gr12" draw:text-style-name="P28" draw:layer="layout" svg:width="17.991cm" svg:height="1.777cm" svg:x="4.022cm" svg:y="0.763cm">
          <text:p text:style-name="P27"><text:span text:style-name="T26">Motivação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5.946cm" svg:height="1.358cm" svg:x="1.221cm" svg:y="4.313cm">
          <text:p text:style-name="P27"><text:span text:style-name="T32">Outra tabela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2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9" draw:text-style-name="P28" draw:layer="layout" svg:width="1.481cm" svg:height="1.27cm" svg:x="8.467cm" svg:y="11.113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11.324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7.091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4.763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8.467cm" svg:y="7.303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13.653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2" draw:layer="layout" svg:x1="9.948cm" svg:y1="7.938cm" svg:x2="16.722cm" svg:y2="7.942cm">
          <text:p/>
        </draw:line>
        <draw:line draw:style-name="gr4" draw:text-style-name="P12" draw:layer="layout" svg:x1="9.737cm" svg:y1="7.606cm" svg:x2="12.7cm" svg:y2="5.727cm">
          <text:p/>
        </draw:line>
        <draw:line draw:style-name="gr4" draw:text-style-name="P12" draw:layer="layout" svg:x1="9.948cm" svg:y1="8.149cm" svg:x2="16.933cm" svg:y2="11.536cm">
          <text:p/>
        </draw:line>
        <draw:line draw:style-name="gr4" draw:text-style-name="P12" draw:layer="layout" svg:x1="9.313cm" svg:y1="11.204cm" svg:x2="9.318cm" svg:y2="8.479cm">
          <text:p/>
        </draw:line>
        <draw:line draw:style-name="gr4" draw:text-style-name="P12" draw:layer="layout" svg:x1="9.737cm" svg:y1="8.361cm" svg:x2="13.123cm" svg:y2="13.653cm">
          <text:p/>
        </draw:line>
        <draw:line draw:style-name="gr13" draw:text-style-name="P12" draw:layer="layout" svg:x1="13.004cm" svg:y1="6.033cm" svg:x2="9.644cm" svg:y2="11.324cm">
          <text:p/>
        </draw:line>
        <draw:line draw:style-name="gr4" draw:text-style-name="P12" draw:layer="layout" svg:x1="13.335cm" svg:y1="6.033cm" svg:x2="13.339cm" svg:y2="13.653cm">
          <text:p/>
        </draw:line>
        <draw:line draw:style-name="gr4" draw:text-style-name="P12" draw:layer="layout" svg:x1="13.758cm" svg:y1="5.821cm" svg:x2="17.145cm" svg:y2="11.324cm">
          <text:p/>
        </draw:line>
        <draw:line draw:style-name="gr4" draw:text-style-name="P12" draw:layer="layout" svg:x1="13.97cm" svg:y1="5.609cm" svg:x2="16.933cm" svg:y2="7.303cm">
          <text:p/>
        </draw:line>
        <draw:line draw:style-name="gr4" draw:text-style-name="P12" draw:layer="layout" svg:x1="17.238cm" svg:y1="8.361cm" svg:x2="9.856cm" svg:y2="11.536cm">
          <text:p/>
        </draw:line>
        <draw:line draw:style-name="gr4" draw:text-style-name="P12" draw:layer="layout" svg:x1="13.547cm" svg:y1="13.744cm" svg:x2="17.357cm" svg:y2="8.267cm">
          <text:p/>
        </draw:line>
        <draw:line draw:style-name="gr4" draw:text-style-name="P12" draw:layer="layout" svg:x1="9.948cm" svg:y1="11.748cm" svg:x2="16.722cm" svg:y2="11.752cm">
          <text:p/>
        </draw:line>
        <draw:line draw:style-name="gr4" draw:text-style-name="P12" draw:layer="layout" svg:x1="9.737cm" svg:y1="12.171cm" svg:x2="12.488cm" svg:y2="14.076cm">
          <text:p/>
        </draw:line>
        <draw:line draw:style-name="gr13" draw:text-style-name="P12" draw:layer="layout" svg:x1="13.97cm" svg:y1="14.168cm" svg:x2="16.933cm" svg:y2="12.29cm">
          <text:p/>
        </draw:line>
        <draw:line draw:style-name="gr4" draw:text-style-name="P12" draw:layer="layout" svg:x1="17.568cm" svg:y1="11.416cm" svg:x2="17.573cm" svg:y2="8.267cm">
          <text:p/>
        </draw:line>
        <draw:custom-shape draw:style-name="gr14" draw:text-style-name="P28" draw:layer="layout" svg:width="3.245cm" svg:height="0.973cm" svg:x="1.067cm" svg:y="5.08cm">
          <text:p text:style-name="P27"><text:span text:style-name="T27">Rodada 1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7.991cm" svg:height="1.777cm" svg:x="4.022cm" svg:y="0.763cm">
          <text:p text:style-name="P27"><text:span text:style-name="T26">Motivação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3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9" draw:text-style-name="P28" draw:layer="layout" svg:width="1.481cm" svg:height="1.27cm" svg:x="8.467cm" svg:y="11.113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11.324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7.091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4.763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8.467cm" svg:y="7.303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13.653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2" draw:layer="layout" svg:x1="9.948cm" svg:y1="7.938cm" svg:x2="16.722cm" svg:y2="7.942cm">
          <text:p/>
        </draw:line>
        <draw:line draw:style-name="gr19" draw:text-style-name="P12" draw:layer="layout" svg:x1="9.737cm" svg:y1="7.606cm" svg:x2="12.7cm" svg:y2="5.727cm">
          <text:p/>
        </draw:line>
        <draw:line draw:style-name="gr4" draw:text-style-name="P12" draw:layer="layout" svg:x1="9.948cm" svg:y1="8.149cm" svg:x2="16.933cm" svg:y2="11.536cm">
          <text:p/>
        </draw:line>
        <draw:line draw:style-name="gr4" draw:text-style-name="P12" draw:layer="layout" svg:x1="9.313cm" svg:y1="11.204cm" svg:x2="9.318cm" svg:y2="8.479cm">
          <text:p/>
        </draw:line>
        <draw:line draw:style-name="gr4" draw:text-style-name="P12" draw:layer="layout" svg:x1="9.737cm" svg:y1="8.361cm" svg:x2="13.123cm" svg:y2="13.653cm">
          <text:p/>
        </draw:line>
        <draw:line draw:style-name="gr13" draw:text-style-name="P12" draw:layer="layout" svg:x1="13.004cm" svg:y1="6.033cm" svg:x2="9.644cm" svg:y2="11.324cm">
          <text:p/>
        </draw:line>
        <draw:line draw:style-name="gr4" draw:text-style-name="P12" draw:layer="layout" svg:x1="13.335cm" svg:y1="6.033cm" svg:x2="13.339cm" svg:y2="13.653cm">
          <text:p/>
        </draw:line>
        <draw:line draw:style-name="gr4" draw:text-style-name="P12" draw:layer="layout" svg:x1="13.758cm" svg:y1="5.821cm" svg:x2="17.145cm" svg:y2="11.324cm">
          <text:p/>
        </draw:line>
        <draw:line draw:style-name="gr4" draw:text-style-name="P12" draw:layer="layout" svg:x1="13.97cm" svg:y1="5.609cm" svg:x2="16.933cm" svg:y2="7.303cm">
          <text:p/>
        </draw:line>
        <draw:line draw:style-name="gr4" draw:text-style-name="P12" draw:layer="layout" svg:x1="17.238cm" svg:y1="8.361cm" svg:x2="9.856cm" svg:y2="11.536cm">
          <text:p/>
        </draw:line>
        <draw:line draw:style-name="gr19" draw:text-style-name="P12" draw:layer="layout" svg:x1="13.547cm" svg:y1="13.744cm" svg:x2="17.357cm" svg:y2="8.267cm">
          <text:p/>
        </draw:line>
        <draw:line draw:style-name="gr19" draw:text-style-name="P12" draw:layer="layout" svg:x1="9.948cm" svg:y1="11.748cm" svg:x2="16.722cm" svg:y2="11.752cm">
          <text:p/>
        </draw:line>
        <draw:line draw:style-name="gr4" draw:text-style-name="P12" draw:layer="layout" svg:x1="9.737cm" svg:y1="12.171cm" svg:x2="12.488cm" svg:y2="14.076cm">
          <text:p/>
        </draw:line>
        <draw:line draw:style-name="gr13" draw:text-style-name="P12" draw:layer="layout" svg:x1="13.97cm" svg:y1="14.168cm" svg:x2="16.933cm" svg:y2="12.29cm">
          <text:p/>
        </draw:line>
        <draw:line draw:style-name="gr4" draw:text-style-name="P12" draw:layer="layout" svg:x1="17.568cm" svg:y1="11.416cm" svg:x2="17.573cm" svg:y2="8.267cm">
          <text:p/>
        </draw:line>
        <draw:custom-shape draw:style-name="gr14" draw:text-style-name="P28" draw:layer="layout" svg:width="3.245cm" svg:height="0.973cm" svg:x="1.067cm" svg:y="5.08cm">
          <text:p text:style-name="P27"><text:span text:style-name="T27">Rodada 1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5.966cm">
          <text:p text:style-name="P27"><text:span text:style-name="T28">Rodada 2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7.991cm" svg:height="1.777cm" svg:x="4.022cm" svg:y="0.763cm">
          <text:p text:style-name="P27"><text:span text:style-name="T26">Motivação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4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9" draw:text-style-name="P28" draw:layer="layout" svg:width="1.481cm" svg:height="1.27cm" svg:x="8.467cm" svg:y="11.113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11.324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6.722cm" svg:y="7.091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4.763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8.467cm" svg:y="7.303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13.653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2" draw:layer="layout" svg:x1="9.948cm" svg:y1="7.938cm" svg:x2="16.722cm" svg:y2="7.942cm">
          <text:p/>
        </draw:line>
        <draw:line draw:style-name="gr19" draw:text-style-name="P12" draw:layer="layout" svg:x1="9.737cm" svg:y1="7.606cm" svg:x2="12.7cm" svg:y2="5.727cm">
          <text:p/>
        </draw:line>
        <draw:line draw:style-name="gr16" draw:text-style-name="P12" draw:layer="layout" svg:x1="9.948cm" svg:y1="8.149cm" svg:x2="16.933cm" svg:y2="11.536cm">
          <text:p/>
        </draw:line>
        <draw:line draw:style-name="gr4" draw:text-style-name="P12" draw:layer="layout" svg:x1="9.313cm" svg:y1="11.204cm" svg:x2="9.318cm" svg:y2="8.479cm">
          <text:p/>
        </draw:line>
        <draw:line draw:style-name="gr4" draw:text-style-name="P12" draw:layer="layout" svg:x1="9.737cm" svg:y1="8.361cm" svg:x2="13.123cm" svg:y2="13.653cm">
          <text:p/>
        </draw:line>
        <draw:line draw:style-name="gr13" draw:text-style-name="P12" draw:layer="layout" svg:x1="13.004cm" svg:y1="6.033cm" svg:x2="9.644cm" svg:y2="11.324cm">
          <text:p/>
        </draw:line>
        <draw:line draw:style-name="gr16" draw:text-style-name="P12" draw:layer="layout" svg:x1="13.335cm" svg:y1="6.033cm" svg:x2="13.339cm" svg:y2="13.653cm">
          <text:p/>
        </draw:line>
        <draw:line draw:style-name="gr4" draw:text-style-name="P12" draw:layer="layout" svg:x1="13.758cm" svg:y1="5.821cm" svg:x2="17.145cm" svg:y2="11.324cm">
          <text:p/>
        </draw:line>
        <draw:line draw:style-name="gr4" draw:text-style-name="P12" draw:layer="layout" svg:x1="13.97cm" svg:y1="5.609cm" svg:x2="16.933cm" svg:y2="7.303cm">
          <text:p/>
        </draw:line>
        <draw:line draw:style-name="gr16" draw:text-style-name="P12" draw:layer="layout" svg:x1="17.238cm" svg:y1="8.361cm" svg:x2="9.856cm" svg:y2="11.536cm">
          <text:p/>
        </draw:line>
        <draw:line draw:style-name="gr19" draw:text-style-name="P12" draw:layer="layout" svg:x1="13.547cm" svg:y1="13.744cm" svg:x2="17.357cm" svg:y2="8.267cm">
          <text:p/>
        </draw:line>
        <draw:line draw:style-name="gr19" draw:text-style-name="P12" draw:layer="layout" svg:x1="9.948cm" svg:y1="11.748cm" svg:x2="16.722cm" svg:y2="11.752cm">
          <text:p/>
        </draw:line>
        <draw:line draw:style-name="gr4" draw:text-style-name="P12" draw:layer="layout" svg:x1="9.737cm" svg:y1="12.171cm" svg:x2="12.488cm" svg:y2="14.076cm">
          <text:p/>
        </draw:line>
        <draw:line draw:style-name="gr13" draw:text-style-name="P12" draw:layer="layout" svg:x1="13.97cm" svg:y1="14.168cm" svg:x2="16.933cm" svg:y2="12.29cm">
          <text:p/>
        </draw:line>
        <draw:line draw:style-name="gr4" draw:text-style-name="P12" draw:layer="layout" svg:x1="17.568cm" svg:y1="11.416cm" svg:x2="17.573cm" svg:y2="8.267cm">
          <text:p/>
        </draw:line>
        <draw:custom-shape draw:style-name="gr14" draw:text-style-name="P28" xml:id="id17" draw:id="id17" draw:layer="layout" svg:width="6.065cm" svg:height="1.836cm" svg:x="3.108cm" svg:y="14.587cm">
          <text:p text:style-name="P27"><text:span text:style-name="T33">e agora?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5.08cm">
          <text:p text:style-name="P27"><text:span text:style-name="T27">Rodada 1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5.966cm">
          <text:p text:style-name="P27"><text:span text:style-name="T28">Rodada 2</text:span></text:p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3.245cm" svg:height="0.973cm" svg:x="1.067cm" svg:y="6.813cm">
          <text:p text:style-name="P27"><text:span text:style-name="T29">Rodada 3</text:span></text:p>
          <draw:enhanced-geometry svg:viewBox="0 0 21600 21600" draw:type="mso-spt202" draw:enhanced-path="M 0 0 L 21600 0 21600 21600 0 21600 0 0 Z N"/>
        </draw:custom-shape>
        <draw:custom-shape draw:style-name="gr12" draw:text-style-name="P28" draw:layer="layout" svg:width="17.991cm" svg:height="1.777cm" svg:x="4.022cm" svg:y="0.763cm">
          <text:p text:style-name="P27"><text:span text:style-name="T26">Motiva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5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Motivação</text:span></text:p>
          </draw:text-box>
        </draw:frame>
        <draw:frame presentation:style-name="pr36" draw:text-style-name="P8" draw:layer="layout" svg:width="22.225cm" svg:height="11.219cm" svg:x="2.327cm" svg:y="4.445cm" presentation:class="outline" presentation:user-transformed="true">
          <draw:text-box>
            <text:p text:style-name="P9"><text:span text:style-name="T3">Estudar Teoria dos Grafos!!</text:span></text:p>
            <text:p text:style-name="P9"><text:span text:style-name="T3">Enquanto o número de equipes (n) cresce, a probabilidade de ter sucesso com o nosso procedimento tende a 0!!</text:span></text:p>
            <text:p text:style-name="P9"><text:span text:style-name="T3">Então, como podemos programar a tabela de nosso campeonato?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7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Motivação</text:span></text:p>
          </draw:text-box>
        </draw:frame>
        <draw:frame presentation:style-name="pr38" draw:text-style-name="P8" draw:layer="layout" svg:width="22.225cm" svg:height="11.219cm" svg:x="2.327cm" svg:y="4.445cm" presentation:class="outline" presentation:user-transformed="true">
          <draw:text-box>
            <text:p text:style-name="P9"><text:span text:style-name="T3">Método do polígono:</text:span></text:p>
            <text:p text:style-name="P10"><text:span text:style-name="T5">As equipes de 1 até n-1 são colocadas nos vértices de um polígono regular.</text:span></text:p>
            <text:p text:style-name="P10"><text:span text:style-name="T5">A equipe colocada no vértice k = {2 ...n/2} <text:s/>joga contra a colocada no vértice n+1-k.</text:span></text:p>
            <text:p text:style-name="P10"><text:span text:style-name="T5">A equipe colocada no vértice 1 joga contra a equipe n.</text:span></text:p>
            <text:p text:style-name="P10"><text:span text:style-name="T5">Após caca rodada o polígono roda.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9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custom-shape draw:style-name="gr20" draw:text-style-name="P5" draw:layer="layout" svg:width="11.218cm" svg:height="9.525cm" svg:x="7.62cm" svg:y="7.19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" draw:text-style-name="P28" draw:layer="layout" svg:width="1.482cm" svg:height="1.27cm" svg:x="8.89cm" svg:y="16.087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5.875cm" svg:y="15.875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7.992cm" svg:y="10.16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6.562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6.985cm" svg:y="9.948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3.598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 xml:id="id18" draw:id="id18">
          <draw:line draw:style-name="gr21" draw:text-style-name="P12" draw:layer="layout" svg:x1="8.678cm" svg:y1="10.795cm" svg:x2="17.78cm" svg:y2="10.799cm">
            <text:p/>
          </draw:line>
          <draw:line draw:style-name="gr21" draw:text-style-name="P12" draw:layer="layout" svg:x1="10.583cm" svg:y1="16.444cm" svg:x2="15.663cm" svg:y2="16.448cm">
            <text:p/>
          </draw:line>
          <draw:line draw:style-name="gr21" draw:text-style-name="P12" draw:layer="layout" svg:x1="13.256cm" svg:y1="5.08cm" svg:x2="13.26cm" svg:y2="6.35cm">
            <text:p/>
          </draw:line>
        </draw:g>
        <draw:custom-shape draw:style-name="gr22" draw:text-style-name="P5" xml:id="id20" draw:id="id20" draw:layer="layout" svg:width="2.54cm" svg:height="1.905cm" svg:x="17.78cm" svg:y="5.503cm">
          <text:p text:style-name="P46"/>
          <draw:enhanced-geometry svg:viewBox="0 0 528 168" draw:type="non-primitive" draw:enhanced-path="M 0 24 C 100 12 200 0 288 24 376 48 480 144 528 168 N"/>
        </draw:custom-shape>
        <draw:custom-shape draw:style-name="gr14" draw:text-style-name="P28" xml:id="id19" draw:id="id19" draw:layer="layout" svg:width="3.969cm" svg:height="1.443cm" svg:x="19.372cm" svg:y="13.123cm">
          <text:p text:style-name="P27"><text:span text:style-name="T34">Rodada 1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Motiva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18" smil:attributeName="visibility" smil:to="visible"/>
                  <anim:transitionFilter smil:dur="0.5s" smil:fill="hold" smil:targetElement="id18" smil:type="blindsWipe" smil:subtype="vertic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0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custom-shape draw:style-name="gr20" draw:text-style-name="P5" draw:layer="layout" svg:width="11.218cm" svg:height="9.525cm" svg:x="7.62cm" svg:y="7.19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" draw:text-style-name="P28" draw:layer="layout" svg:width="1.482cm" svg:height="1.27cm" svg:x="8.89cm" svg:y="16.087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5.875cm" svg:y="15.875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7.992cm" svg:y="10.16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6.562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6.985cm" svg:y="9.948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3.598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1" draw:text-style-name="P12" draw:layer="layout" svg:x1="8.678cm" svg:y1="10.795cm" svg:x2="17.78cm" svg:y2="10.799cm">
          <text:p/>
        </draw:line>
        <draw:line draw:style-name="gr21" draw:text-style-name="P12" draw:layer="layout" svg:x1="10.583cm" svg:y1="16.444cm" svg:x2="15.663cm" svg:y2="16.448cm">
          <text:p/>
        </draw:line>
        <draw:line draw:style-name="gr21" draw:text-style-name="P12" draw:layer="layout" svg:x1="13.256cm" svg:y1="5.08cm" svg:x2="13.26cm" svg:y2="6.35cm">
          <text:p/>
        </draw:line>
        <draw:custom-shape draw:style-name="gr23" draw:text-style-name="P5" draw:layer="layout" svg:width="2.54cm" svg:height="1.905cm" svg:x="17.78cm" svg:y="5.503cm">
          <text:p/>
          <draw:enhanced-geometry svg:viewBox="0 0 528 168" draw:type="non-primitive" draw:enhanced-path="M 0 24 C 100 12 200 0 288 24 376 48 480 144 528 168 N"/>
        </draw:custom-shape>
        <draw:custom-shape draw:style-name="gr14" draw:text-style-name="P28" xml:id="id21" draw:id="id21" draw:layer="layout" svg:width="4.105cm" svg:height="1.443cm" svg:x="19.302cm" svg:y="13.123cm">
          <text:p text:style-name="P27"><text:span text:style-name="T34">Rodada 2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Motiva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1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custom-shape draw:style-name="gr20" draw:text-style-name="P5" draw:layer="layout" svg:width="11.218cm" svg:height="9.525cm" svg:x="7.62cm" svg:y="7.19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" draw:text-style-name="P28" draw:layer="layout" svg:width="1.482cm" svg:height="1.27cm" svg:x="8.89cm" svg:y="16.087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5.875cm" svg:y="15.875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7.992cm" svg:y="10.16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6.562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6.985cm" svg:y="9.948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3.598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1" draw:text-style-name="P12" draw:layer="layout" svg:x1="8.678cm" svg:y1="10.795cm" svg:x2="17.78cm" svg:y2="10.799cm">
          <text:p/>
        </draw:line>
        <draw:line draw:style-name="gr21" draw:text-style-name="P12" draw:layer="layout" svg:x1="10.583cm" svg:y1="16.444cm" svg:x2="15.663cm" svg:y2="16.448cm">
          <text:p/>
        </draw:line>
        <draw:line draw:style-name="gr21" draw:text-style-name="P12" draw:layer="layout" svg:x1="13.256cm" svg:y1="5.08cm" svg:x2="13.26cm" svg:y2="6.35cm">
          <text:p/>
        </draw:line>
        <draw:custom-shape draw:style-name="gr24" draw:text-style-name="P5" draw:layer="layout" svg:width="2.54cm" svg:height="1.905cm" svg:x="17.78cm" svg:y="5.503cm">
          <text:p/>
          <draw:enhanced-geometry svg:viewBox="0 0 528 168" draw:type="non-primitive" draw:enhanced-path="M 0 24 C 100 12 200 0 288 24 376 48 480 144 528 168 N"/>
        </draw:custom-shape>
        <draw:custom-shape draw:style-name="gr6" draw:text-style-name="P28" xml:id="id22" draw:id="id22" draw:layer="layout" svg:width="4.374cm" svg:height="1.443cm" svg:x="20.179cm" svg:y="13.123cm">
          <text:p text:style-name="P27"><text:span text:style-name="T34">Rodada 3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Motiva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2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custom-shape draw:style-name="gr20" draw:text-style-name="P5" draw:layer="layout" svg:width="11.218cm" svg:height="9.525cm" svg:x="7.62cm" svg:y="7.19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" draw:text-style-name="P28" draw:layer="layout" svg:width="1.482cm" svg:height="1.27cm" svg:x="8.89cm" svg:y="16.087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5.875cm" svg:y="15.875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7.992cm" svg:y="10.16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6.562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6.985cm" svg:y="9.948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3.598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1" draw:text-style-name="P12" draw:layer="layout" svg:x1="8.678cm" svg:y1="10.795cm" svg:x2="17.78cm" svg:y2="10.799cm">
          <text:p/>
        </draw:line>
        <draw:line draw:style-name="gr21" draw:text-style-name="P12" draw:layer="layout" svg:x1="10.583cm" svg:y1="16.444cm" svg:x2="15.663cm" svg:y2="16.448cm">
          <text:p/>
        </draw:line>
        <draw:line draw:style-name="gr21" draw:text-style-name="P12" draw:layer="layout" svg:x1="13.256cm" svg:y1="5.08cm" svg:x2="13.26cm" svg:y2="6.35cm">
          <text:p/>
        </draw:line>
        <draw:custom-shape draw:style-name="gr25" draw:text-style-name="P5" draw:layer="layout" svg:width="2.54cm" svg:height="1.905cm" svg:x="17.78cm" svg:y="5.503cm">
          <text:p/>
          <draw:enhanced-geometry svg:viewBox="0 0 528 168" draw:type="non-primitive" draw:enhanced-path="M 0 24 C 100 12 200 0 288 24 376 48 480 144 528 168 N"/>
        </draw:custom-shape>
        <draw:custom-shape draw:style-name="gr6" draw:text-style-name="P28" xml:id="id23" draw:id="id23" draw:layer="layout" svg:width="4.374cm" svg:height="1.443cm" svg:x="20.179cm" svg:y="13.123cm">
          <text:p text:style-name="P27"><text:span text:style-name="T34">Rodada 4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Motiva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3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custom-shape draw:style-name="gr20" draw:text-style-name="P5" draw:layer="layout" svg:width="11.218cm" svg:height="9.525cm" svg:x="7.62cm" svg:y="7.19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" draw:text-style-name="P28" draw:layer="layout" svg:width="1.482cm" svg:height="1.27cm" svg:x="8.89cm" svg:y="16.087cm">
          <text:p text:style-name="P27"><text:span text:style-name="T24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5.875cm" svg:y="15.875cm">
          <text:p text:style-name="P27"><text:span text:style-name="T24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1cm" svg:height="1.27cm" svg:x="17.992cm" svg:y="10.16cm">
          <text:p text:style-name="P27"><text:span text:style-name="T24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6.562cm">
          <text:p text:style-name="P27"><text:span text:style-name="T24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6.985cm" svg:y="9.948cm">
          <text:p text:style-name="P27"><text:span text:style-name="T24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28" draw:layer="layout" svg:width="1.482cm" svg:height="1.27cm" svg:x="12.488cm" svg:y="3.598cm">
          <text:p text:style-name="P27"><text:span text:style-name="T24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1" draw:text-style-name="P12" draw:layer="layout" svg:x1="8.678cm" svg:y1="10.795cm" svg:x2="17.78cm" svg:y2="10.799cm">
          <text:p/>
        </draw:line>
        <draw:line draw:style-name="gr21" draw:text-style-name="P12" draw:layer="layout" svg:x1="10.583cm" svg:y1="16.444cm" svg:x2="15.663cm" svg:y2="16.448cm">
          <text:p/>
        </draw:line>
        <draw:line draw:style-name="gr21" draw:text-style-name="P12" draw:layer="layout" svg:x1="13.256cm" svg:y1="5.08cm" svg:x2="13.26cm" svg:y2="6.35cm">
          <text:p/>
        </draw:line>
        <draw:custom-shape draw:style-name="gr6" draw:text-style-name="P28" xml:id="id24" draw:id="id24" draw:layer="layout" svg:width="4.374cm" svg:height="1.443cm" svg:x="20.179cm" svg:y="13.123cm">
          <text:p text:style-name="P27"><text:span text:style-name="T34">Rodada 5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Motiva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4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Exercicio 1 (optativo)</text:span></text:p>
          </draw:text-box>
        </draw:frame>
        <draw:frame presentation:style-name="pr45" draw:text-style-name="P8" draw:layer="layout" svg:width="22.225cm" svg:height="11.219cm" svg:x="2.327cm" svg:y="4.445cm" presentation:class="outline" presentation:user-transformed="true">
          <draw:text-box>
            <text:p text:style-name="P9"><text:span text:style-name="T3">Provar que o método do polígono gera uma tabela válida para qualquer n par maior ou igual a 2.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6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Conceitos Básicos</text:span></text:p>
          </draw:text-box>
        </draw:frame>
        <draw:frame presentation:style-name="pr47" draw:text-style-name="P8" draw:layer="layout" svg:width="22.225cm" svg:height="13.752cm" svg:x="2.327cm" svg:y="4.445cm" presentation:class="outline" presentation:user-transformed="true">
          <draw:text-box>
            <text:p text:style-name="P30"><text:span text:style-name="T3">Vértices: Equipes, Arestas: Jogos.</text:span></text:p>
            <text:p xml:id="id25" text:id="id25" text:style-name="P30"><text:span text:style-name="T3">Vértices: Pessoas, Arestas: Relações.</text:span></text:p>
            <text:p xml:id="id26" text:id="id26" text:style-name="P30"><text:span text:style-name="T3">Vértices: Componentes, Arestas: Conexões.</text:span></text:p>
            <text:p xml:id="id27" text:id="id27" text:style-name="P30"><text:span text:style-name="T3">Vértices: Página web, Arestas: Hiperlinks.</text:span></text:p>
            <text:p xml:id="id28" text:id="id28" text:style-name="P30"><text:span text:style-name="T3">Vértices: Cidades, Arestas: Rodovias.</text:span></text:p>
            <text:p xml:id="id29" text:id="id29" text:style-name="P30"><text:span text:style-name="T3">Vértices: Paises, Arestas: Limites.</text:span></text:p>
            <text:p xml:id="id30" text:id="id30" text:style-name="P30"><text:span text:style-name="T3">Vértices: Técnicos e tarefas, Arestas: sabe fazer.</text:span></text:p>
            <text:p text:style-name="P30"><text:span text:style-name="T3"/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8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Conceitos Básicos</text:span></text:p>
          </draw:text-box>
        </draw:frame>
        <draw:frame presentation:style-name="pr49" draw:text-style-name="P8" draw:layer="layout" svg:width="18.838cm" svg:height="2.541cm" svg:x="2.54cm" svg:y="3.598cm" presentation:class="outline" presentation:user-transformed="true">
          <draw:text-box>
            <text:p text:style-name="P31"><text:span text:style-name="T19">Cada aresta é definida por um par não-ordenado de vértices, que são suas </text:span><text:span text:style-name="T20">extremidades</text:span><text:span text:style-name="T19">:</text:span></text:p>
          </draw:text-box>
        </draw:frame>
        <draw:custom-shape draw:style-name="gr5" draw:text-style-name="P32" draw:layer="layout" svg:width="4.869cm" svg:height="1.482cm" svg:x="9.313cm" svg:y="5.715cm">
          <text:p text:style-name="P15"><text:span text:style-name="T35">e </text:span><text:span text:style-name="T36">= </text:span><text:span text:style-name="T35">(v</text:span><text:span text:style-name="T37">i </text:span><text:span text:style-name="T35">, v</text:span><text:span text:style-name="T37">j</text:span><text:span text:style-name="T35">)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5" draw:layer="layout" svg:width="4.868cm" svg:height="1.481cm" svg:x="3.387cm" svg:y="7.197cm">
            <text:p text:style-name="P15"><text:span text:style-name="T10">e </text:span><text:span text:style-name="T11">=</text:span><text:span text:style-name="T10"> (</text:span><text:span text:style-name="T13">u, v)‏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058cm" svg:height="0.635cm" svg:x="8.008cm" svg:y="7.4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8.89cm" svg:height="4.022cm" svg:x="9.525cm" svg:y="6.985cm">
            <text:p text:style-name="P33"><text:span text:style-name="T10">u</text:span><text:span text:style-name="T11"> e </text:span><text:span text:style-name="T10">v</text:span><text:span text:style-name="T11"> são adjacentes</text:span></text:p>
            <text:p text:style-name="P33"><text:span text:style-name="T10">e</text:span><text:span text:style-name="T11"> é incidente a </text:span><text:span text:style-name="T10">v</text:span></text:p>
            <text:p text:style-name="P33"><text:span text:style-name="T10">e</text:span><text:span text:style-name="T11"> é incidente a </text:span><text:span text:style-name="T10">u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xml:id="id31" draw:id="id31" draw:layer="layout" svg:width="11.007cm" svg:height="2.328cm" svg:x="6.985cm" svg:y="11.43cm">
          <text:p text:style-name="P15"><text:span text:style-name="T16">e</text:span><text:span text:style-name="T17">5</text:span><text:span text:style-name="T38">,</text:span><text:span text:style-name="T39"> </text:span><text:span text:style-name="T16">e</text:span><text:span text:style-name="T17">7 </text:span><text:span text:style-name="T38">,</text:span><text:span text:style-name="T39"> </text:span><text:span text:style-name="T16">e</text:span><text:span text:style-name="T17">8</text:span><text:span text:style-name="T39"> <text:s/></text:span><text:span text:style-name="T38">incidentes a </text:span><text:span text:style-name="T16">v</text:span><text:span text:style-name="T17">5</text:span></text:p>
          <text:p text:style-name="P15"><text:span text:style-name="T16">v</text:span><text:span text:style-name="T17">5 <text:s text:c="2"/></text:span><text:span text:style-name="T38">adjacente a </text:span><text:span text:style-name="T16">v</text:span><text:span text:style-name="T17">4</text:span><text:span text:style-name="T38">, </text:span><text:span text:style-name="T16">v</text:span><text:span text:style-name="T17">6</text:span><text:span text:style-name="T38">, </text:span><text:span text:style-name="T16">v</text:span><text:span text:style-name="T17">7</text:span></text:p>
          <text:p text:style-name="P15"><text:span text:style-name="T39"/></text:p>
          <draw:enhanced-geometry svg:viewBox="0 0 21600 21600" draw:type="rectangle" draw:enhanced-path="M 0 0 L 21600 0 21600 21600 0 21600 0 0 Z N"/>
        </draw:custom-shape>
        <draw:custom-shape draw:style-name="gr27" draw:text-style-name="P37" xml:id="id32" draw:id="id32" draw:layer="layout" svg:width="22.5cm" svg:height="5.292cm" svg:x="2.95cm" svg:y="10.208cm">
          <text:p text:style-name="P34"><text:span text:style-name="T35">d(v)</text:span><text:span text:style-name="T10"> </text:span><text:span text:style-name="T11">: grau do vértice </text:span><text:span text:style-name="T10">v</text:span><text:span text:style-name="T11"> <text:s/>= número de arestas incidentes a </text:span><text:span text:style-name="T10">v</text:span><text:span text:style-name="T11"> <text:s text:c="5"/></text:span><text:span text:style-name="T11"><text:tab/></text:span><text:span text:style-name="T11"><text:tab/></text:span><text:span text:style-name="T11"><text:tab/></text:span><text:span text:style-name="T11"> <text:s text:c="8"/>(vértices adjacentes)‏</text:span></text:p>
          <text:p text:style-name="P35"><text:span text:style-name="T16">d(v</text:span><text:span text:style-name="T17">1</text:span><text:span text:style-name="T16">) </text:span><text:span text:style-name="T38">= </text:span><text:span text:style-name="T16">d(v</text:span><text:span text:style-name="T17">2</text:span><text:span text:style-name="T16">) </text:span><text:span text:style-name="T38"><text:s/>= </text:span><text:span text:style-name="T16">d(v</text:span><text:span text:style-name="T17">8</text:span><text:span text:style-name="T16">) </text:span><text:span text:style-name="T38"><text:s/>= </text:span><text:span text:style-name="T16">d(v</text:span><text:span text:style-name="T17">9</text:span><text:span text:style-name="T16">) <text:s/></text:span><text:span text:style-name="T38">= 2</text:span></text:p>
          <text:p text:style-name="P36"><text:span text:style-name="T16">d(v</text:span><text:span text:style-name="T17">3</text:span><text:span text:style-name="T16">) </text:span><text:span text:style-name="T38">= </text:span><text:span text:style-name="T16">d(v</text:span><text:span text:style-name="T17">4</text:span><text:span text:style-name="T16">) </text:span><text:span text:style-name="T38"><text:s/>= </text:span><text:span text:style-name="T16">d(v</text:span><text:span text:style-name="T17">5</text:span><text:span text:style-name="T16">) </text:span><text:span text:style-name="T38"><text:s/>= </text:span><text:span text:style-name="T16">d(v</text:span><text:span text:style-name="T17">6</text:span><text:span text:style-name="T16">) <text:s/></text:span><text:span text:style-name="T38">= 3</text:span></text:p>
          <text:p text:style-name="P36"><text:span text:style-name="T16">d(v</text:span><text:span text:style-name="T17">7</text:span><text:span text:style-name="T16">) </text:span><text:span text:style-name="T38">= 4</text:span></text:p>
          <draw:enhanced-geometry svg:viewBox="0 0 21600 21600" draw:type="rectangle" draw:enhanced-path="M 0 0 L 21600 0 21600 21600 0 21600 0 0 Z N"/>
        </draw:custom-shape>
        <draw:g xml:id="id33" draw:id="id33">
          <draw:custom-shape draw:style-name="gr5" draw:text-style-name="P5" draw:layer="layout" svg:width="4.233cm" svg:height="1.482cm" svg:x="6.985cm" svg:y="15.663cm">
            <text:p text:style-name="P15"><text:span text:style-name="T35">d(v) = 0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5" draw:layer="layout" svg:width="1.058cm" svg:height="0.635cm" svg:x="11.007cm" svg:y="15.8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5.291cm" svg:height="1.482cm" svg:x="12.277cm" svg:y="15.663cm">
            <text:p text:style-name="P15"><text:span text:style-name="T36">vértice isolado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0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Conceitos Básicos</text:span></text:p>
          </draw:text-box>
        </draw:frame>
        <draw:frame presentation:style-name="pr51" draw:text-style-name="P8" draw:layer="layout" svg:width="22.225cm" svg:height="11.219cm" svg:x="2.327cm" svg:y="4.445cm" presentation:class="outline" presentation:user-transformed="true">
          <draw:text-box>
            <text:p text:style-name="P9"><text:span text:style-name="T3">Grafo finito: o conjunto de vértices V e o conjunto de arestas E são finitos.</text:span></text:p>
            <text:p text:style-name="P9"><text:span text:style-name="T3">Consideramos unicamente grafos finitos.</text:span></text:p>
            <text:p text:style-name="P9"><text:span text:style-name="T3">Dois grafos G</text:span><text:span text:style-name="T40">1</text:span><text:span text:style-name="T3"> e G</text:span><text:span text:style-name="T40">2</text:span><text:span text:style-name="T3"> são iguais se V</text:span><text:span text:style-name="T40">1</text:span><text:span text:style-name="T3"> = V</text:span><text:span text:style-name="T40">2</text:span><text:span text:style-name="T3"> e E</text:span><text:span text:style-name="T40">1</text:span><text:span text:style-name="T3"> = E</text:span><text:span text:style-name="T40">2</text:span><text:span text:style-name="T3">.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2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Conceitos Básicos</text:span></text:p>
          </draw:text-box>
        </draw:frame>
        <draw:frame presentation:style-name="pr53" draw:text-style-name="P8" draw:layer="layout" svg:width="22.225cm" svg:height="11.219cm" svg:x="2.327cm" svg:y="4.445cm" presentation:class="outline" presentation:user-transformed="true">
          <draw:text-box>
            <text:p text:style-name="P9"><text:span text:style-name="T3">Dois grafos G</text:span><text:span text:style-name="T40">1</text:span><text:span text:style-name="T3"> e G</text:span><text:span text:style-name="T40">2</text:span><text:span text:style-name="T3"> são isomorfos (G</text:span><text:span text:style-name="T40">1</text:span><text:span text:style-name="T3"> </text:span><text:span text:style-name="T41"></text:span><text:span text:style-name="T3"> G</text:span><text:span text:style-name="T40">2</text:span><text:span text:style-name="T3">) se existe uma função bijetora f de V</text:span><text:span text:style-name="T40">1</text:span><text:span text:style-name="T3"> em V</text:span><text:span text:style-name="T40">2</text:span><text:span text:style-name="T3"> tal que (v</text:span><text:span text:style-name="T40">i</text:span><text:span text:style-name="T3">,v</text:span><text:span text:style-name="T40">j</text:span><text:span text:style-name="T3">) </text:span><text:span text:style-name="T41"></text:span><text:span text:style-name="T3"> E</text:span><text:span text:style-name="T40">1</text:span><text:span text:style-name="T3"> se e somente se (f(v</text:span><text:span text:style-name="T40">i</text:span><text:span text:style-name="T3">),f(v</text:span><text:span text:style-name="T40">j</text:span><text:span text:style-name="T3">)) </text:span><text:span text:style-name="T41"></text:span><text:span text:style-name="T3"> E</text:span><text:span text:style-name="T40">2</text:span><text:span text:style-name="T3">.</text:span></text:p>
            <text:p text:style-name="P9"><text:span text:style-name="T3"><text:s/></text:span><text:span text:style-name="T3">Informalmente, G</text:span><text:span text:style-name="T40">1</text:span><text:span text:style-name="T3"> e G</text:span><text:span text:style-name="T40">2</text:span><text:span text:style-name="T3"> são isomorfos se podem ser desenhados com o mesmo diagrama.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4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custom-shape draw:style-name="gr3" draw:text-style-name="P5" draw:layer="layout" svg:width="0.494cm" svg:height="0.533cm" svg:x="2.558cm" svg:y="5.3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3cm" svg:height="0.534cm" svg:x="5.442cm" svg:y="5.4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8cm" svg:height="0.534cm" svg:x="7.673cm" svg:y="7.3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8cm" svg:height="0.534cm" svg:x="7.673cm" svg:y="3.59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2" draw:layer="layout" svg:x1="7.92cm" svg:y1="4.132cm" svg:x2="7.924cm" svg:y2="7.333cm">
          <text:p/>
        </draw:line>
        <draw:line draw:style-name="gr4" draw:text-style-name="P12" draw:layer="layout" svg:x1="5.935cm" svg:y1="5.561cm" svg:x2="7.673cm" svg:y2="4.039cm">
          <text:p/>
        </draw:line>
        <draw:line draw:style-name="gr4" draw:text-style-name="P12" draw:layer="layout" svg:x1="5.891cm" svg:y1="5.9cm" svg:x2="7.721cm" svg:y2="7.333cm">
          <text:p/>
        </draw:line>
        <draw:custom-shape draw:style-name="gr5" draw:text-style-name="P23" draw:layer="layout" svg:width="1.35cm" svg:height="1.134cm" svg:x="2.328cm" svg:y="5.6cm">
          <text:p text:style-name="P13"><text:span text:style-name="T8">v</text:span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4cm" svg:x="5.027cm" svg:y="5.6cm">
          <text:p text:style-name="P13"><text:span text:style-name="T8">v</text:span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5cm" svg:height="1.133cm" svg:x="7.752cm" svg:y="6.562cm">
          <text:p text:style-name="P13"><text:span text:style-name="T8">v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3cm" svg:x="7.832cm" svg:y="3.735cm">
          <text:p text:style-name="P13"><text:span text:style-name="T8">v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493cm" svg:height="0.533cm" svg:x="13.062cm" svg:y="5.3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3cm" svg:height="0.534cm" svg:x="15.946cm" svg:y="5.4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8cm" svg:height="0.534cm" svg:x="18.177cm" svg:y="7.33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5" draw:layer="layout" svg:width="0.498cm" svg:height="0.534cm" svg:x="18.177cm" svg:y="3.59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2" draw:layer="layout" svg:x1="13.555cm" svg:y1="5.733cm" svg:x2="15.946cm" svg:y2="5.737cm">
          <text:p/>
        </draw:line>
        <draw:line draw:style-name="gr4" draw:text-style-name="P12" draw:layer="layout" svg:x1="18.424cm" svg:y1="4.132cm" svg:x2="18.428cm" svg:y2="7.333cm">
          <text:p/>
        </draw:line>
        <draw:line draw:style-name="gr4" draw:text-style-name="P12" draw:layer="layout" svg:x1="16.439cm" svg:y1="5.561cm" svg:x2="18.177cm" svg:y2="4.039cm">
          <text:p/>
        </draw:line>
        <draw:line draw:style-name="gr4" draw:text-style-name="P12" draw:layer="layout" svg:x1="16.395cm" svg:y1="5.9cm" svg:x2="18.225cm" svg:y2="7.333cm">
          <text:p/>
        </draw:line>
        <draw:custom-shape draw:style-name="gr5" draw:text-style-name="P23" draw:layer="layout" svg:width="1.35cm" svg:height="1.134cm" svg:x="12.832cm" svg:y="5.6cm">
          <text:p text:style-name="P13"><text:span text:style-name="T8">v</text:span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4cm" svg:x="15.531cm" svg:y="5.6cm">
          <text:p text:style-name="P13"><text:span text:style-name="T8">v</text:span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5cm" svg:height="1.133cm" svg:x="18.256cm" svg:y="6.562cm">
          <text:p text:style-name="P13"><text:span text:style-name="T8">v</text:span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349cm" svg:height="1.133cm" svg:x="18.336cm" svg:y="3.735cm">
          <text:p text:style-name="P13"><text:span text:style-name="T8">v</text:span><text:span text:style-name="T9">c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3.052cm" svg:y1="5.733cm" svg:x2="5.442cm" svg:y2="5.737cm">
          <text:p/>
        </draw:line>
        <draw:g xml:id="id34" draw:id="id34">
          <draw:custom-shape draw:style-name="gr29" draw:text-style-name="P5" draw:layer="layout" svg:width="10.16cm" svg:height="3.352cm" svg:x="5.715cm" svg:y="5.75cm">
            <text:p/>
            <draw:enhanced-geometry svg:viewBox="0 0 2304 760" draw:type="non-primitive" draw:enhanced-path="M 0 40 C 72 400 144 760 528 760 912 760 2008 0 2304 40 N"/>
          </draw:custom-shape>
          <draw:custom-shape draw:style-name="gr14" draw:text-style-name="P38" draw:layer="layout" svg:width="21.594cm" svg:height="1.205cm" svg:x="1.786cm" svg:y="9.737cm">
            <text:p text:style-name="P27"><text:span text:style-name="T31">Sim!</text:span><text:span text:style-name="T42"> </text:span><text:span text:style-name="T43">Isomorfismo: f(v</text:span><text:span text:style-name="T44">1</text:span><text:span text:style-name="T43">) = v</text:span><text:span text:style-name="T44">c</text:span><text:span text:style-name="T43">, f(v</text:span><text:span text:style-name="T44">2</text:span><text:span text:style-name="T43">) = v</text:span><text:span text:style-name="T44">d</text:span><text:span text:style-name="T43">, f(v</text:span><text:span text:style-name="T44">3</text:span><text:span text:style-name="T43">) = v</text:span><text:span text:style-name="T44">a</text:span><text:span text:style-name="T43">, f(v</text:span><text:span text:style-name="T44">4</text:span><text:span text:style-name="T43">) = v</text:span><text:span text:style-name="T44">b</text:span></text:p>
            <draw:enhanced-geometry svg:viewBox="0 0 21600 21600" draw:type="mso-spt202" draw:enhanced-path="M 0 0 L 21600 0 21600 21600 0 21600 0 0 Z N"/>
          </draw:custom-shape>
          <draw:custom-shape draw:style-name="gr29" draw:text-style-name="P5" draw:layer="layout" svg:width="9.948cm" svg:height="2.117cm" svg:x="3.175cm" svg:y="3.175cm">
            <text:p/>
            <draw:enhanced-geometry svg:viewBox="0 0 2256 480" draw:type="non-primitive" draw:enhanced-path="M 0 480 C 268 240 536 0 912 0 1288 0 2016 296 2256 480 N"/>
          </draw:custom-shape>
          <draw:custom-shape draw:style-name="gr29" draw:text-style-name="P5" draw:layer="layout" svg:width="10.16cm" svg:height="0.423cm" svg:x="8.043cm" svg:y="3.175cm">
            <text:p/>
            <draw:enhanced-geometry svg:viewBox="0 0 2304 96" draw:type="non-primitive" draw:enhanced-path="M 0 96 C 528 48 1056 0 1440 0 1824 0 2152 8 2304 96 N"/>
          </draw:custom-shape>
          <draw:custom-shape draw:style-name="gr29" draw:text-style-name="P5" draw:layer="layout" svg:width="9.737cm" svg:height="0.004cm" svg:x="8.255cm" svg:y="7.62cm">
            <text:p/>
            <draw:enhanced-geometry svg:viewBox="0 0 2208 1" draw:type="non-primitive" draw:enhanced-path="M 0 0 C 924 0 1848 0 2208 0 N"/>
          </draw:custom-shape>
        </draw:g>
        <draw:custom-shape draw:style-name="gr14" draw:text-style-name="P28" draw:layer="layout" svg:width="4.943cm" svg:height="0.973cm" svg:x="9.957cm" svg:y="8.467cm">
          <text:p text:style-name="P27"><text:span text:style-name="T27">São Isomorfos?</text:span></text:p>
          <draw:enhanced-geometry svg:viewBox="0 0 21600 21600" draw:type="mso-spt202" draw:enhanced-path="M 0 0 L 21600 0 21600 21600 0 21600 0 0 Z N"/>
        </draw:custom-shape>
        <draw:g>
          <draw:line draw:style-name="gr18" draw:text-style-name="P12" draw:layer="layout" svg:x1="6.557cm" svg:y1="16.409cm" svg:x2="10.389cm" svg:y2="16.413cm">
            <text:p/>
          </draw:line>
          <draw:custom-shape draw:style-name="gr30" draw:text-style-name="P5" draw:layer="layout" svg:width="0.829cm" svg:height="0.842cm" svg:x="5.737cm" svg:y="15.968cm">
            <text:p text:style-name="P27"><text:span text:style-name="T45">3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5" draw:layer="layout" svg:width="0.829cm" svg:height="0.842cm" svg:x="10.389cm" svg:y="15.968cm">
            <text:p text:style-name="P27"><text:span text:style-name="T45">4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5" draw:layer="layout" svg:width="0.829cm" svg:height="0.847cm" svg:x="5.715cm" svg:y="12.51cm">
            <text:p text:style-name="P27"><text:span text:style-name="T45">1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5" draw:layer="layout" svg:width="0.829cm" svg:height="0.843cm" svg:x="10.231cm" svg:y="12.488cm">
            <text:p text:style-name="P27"><text:span text:style-name="T45">2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" draw:text-style-name="P12" draw:layer="layout" svg:x1="6.557cm" svg:y1="12.956cm" svg:x2="10.116cm" svg:y2="12.96cm">
            <text:p/>
          </draw:line>
          <draw:line draw:style-name="gr18" draw:text-style-name="P12" draw:layer="layout" svg:x1="6.125cm" svg:y1="13.388cm" svg:x2="6.13cm" svg:y2="15.853cm">
            <text:p/>
          </draw:line>
          <draw:line draw:style-name="gr18" draw:text-style-name="P12" draw:layer="layout" svg:x1="10.72cm" svg:y1="13.388cm" svg:x2="10.724cm" svg:y2="15.853cm">
            <text:p/>
          </draw:line>
          <draw:line draw:style-name="gr18" draw:text-style-name="P12" draw:layer="layout" svg:x1="6.399cm" svg:y1="13.172cm" svg:x2="10.504cm" svg:y2="16.184cm">
            <text:p/>
          </draw:line>
          <draw:line draw:style-name="gr18" draw:text-style-name="P12" draw:layer="layout" svg:x1="6.5cm" svg:y1="16.118cm" svg:x2="10.336cm" svg:y2="13.194cm">
            <text:p/>
          </draw:line>
          <draw:g>
            <draw:line draw:style-name="gr18" draw:text-style-name="P12" draw:layer="layout" svg:x1="15.65cm" svg:y1="16.426cm" svg:x2="19.438cm" svg:y2="16.431cm">
              <text:p/>
            </draw:line>
            <draw:custom-shape draw:style-name="gr30" draw:text-style-name="P5" draw:layer="layout" svg:width="0.824cm" svg:height="0.838cm" svg:x="14.839cm" svg:y="15.985cm">
              <text:p text:style-name="P27"><text:span text:style-name="T45">c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0" draw:text-style-name="P5" draw:layer="layout" svg:width="0.821cm" svg:height="0.838cm" svg:x="19.442cm" svg:y="15.985cm">
              <text:p text:style-name="P27"><text:span text:style-name="T45">d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0" draw:text-style-name="P5" draw:layer="layout" svg:width="0.82cm" svg:height="0.838cm" svg:x="14.817cm" svg:y="12.572cm">
              <text:p text:style-name="P27"><text:span text:style-name="T45">a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30" draw:text-style-name="P5" draw:layer="layout" svg:width="0.816cm" svg:height="0.838cm" svg:x="19.288cm" svg:y="12.55cm">
              <text:p text:style-name="P27"><text:span text:style-name="T45">b</text:span></text:p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8" draw:text-style-name="P12" draw:layer="layout" svg:x1="15.65cm" svg:y1="13.013cm" svg:x2="19.169cm" svg:y2="13.018cm">
              <text:p/>
            </draw:line>
            <draw:line draw:style-name="gr18" draw:text-style-name="P12" draw:layer="layout" svg:x1="15.222cm" svg:y1="13.441cm" svg:x2="15.227cm" svg:y2="15.875cm">
              <text:p/>
            </draw:line>
            <draw:line draw:style-name="gr18" draw:text-style-name="P12" draw:layer="layout" svg:x1="19.769cm" svg:y1="13.441cm" svg:x2="19.773cm" svg:y2="15.875cm">
              <text:p/>
            </draw:line>
            <draw:line draw:style-name="gr18" draw:text-style-name="P12" draw:layer="layout" svg:x1="15.597cm" svg:y1="16.135cm" svg:x2="19.394cm" svg:y2="13.247cm">
              <text:p/>
            </draw:line>
          </draw:g>
          <draw:custom-shape draw:style-name="gr31" draw:text-style-name="P5" draw:layer="layout" svg:width="5.212cm" svg:height="4.396cm" svg:x="15.659cm" svg:y="11.642cm">
            <text:p/>
            <draw:enhanced-geometry svg:viewBox="0 0 717 605" draw:type="non-primitive" draw:enhanced-path="M 0 151 C 48 128 185 24 288 12 391 0 549 23 620 81 691 139 715 274 716 361 717 448 647 554 629 605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5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custom-shape draw:style-name="gr32" draw:text-style-name="P39" draw:layer="layout" svg:width="0.829cm" svg:height="0.842cm" svg:x="4.895cm" svg:y="8.939cm">
          <text:p text:style-name="P38"><text:span text:style-name="T46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2" draw:text-style-name="P39" draw:layer="layout" svg:width="0.829cm" svg:height="0.842cm" svg:x="9.547cm" svg:y="8.939cm">
          <text:p text:style-name="P38"><text:span text:style-name="T46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2" draw:text-style-name="P39" draw:layer="layout" svg:width="0.829cm" svg:height="0.847cm" svg:x="3.81cm" svg:y="5.481cm">
          <text:p text:style-name="P38"><text:span text:style-name="T46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2" draw:text-style-name="P39" draw:layer="layout" svg:width="0.829cm" svg:height="0.842cm" svg:x="10.389cm" svg:y="5.459cm">
          <text:p text:style-name="P38"><text:span text:style-name="T46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2" draw:text-style-name="P39" draw:layer="layout" svg:width="0.829cm" svg:height="0.847cm" svg:x="7.408cm" svg:y="3.81cm">
          <text:p text:style-name="P38"><text:span text:style-name="T47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3" draw:text-style-name="P40" draw:layer="layout" svg:x1="10.16cm" svg:y1="8.983cm" svg:x2="10.795cm" svg:y2="6.257cm">
          <text:p/>
        </draw:line>
        <draw:line draw:style-name="gr33" draw:text-style-name="P40" draw:layer="layout" svg:x1="9.618cm" svg:y1="9.313cm" svg:x2="5.622cm" svg:y2="9.318cm">
          <text:p/>
        </draw:line>
        <draw:line draw:style-name="gr33" draw:text-style-name="P40" draw:layer="layout" svg:x1="5.384cm" svg:y1="8.983cm" svg:x2="4.352cm" svg:y2="6.257cm">
          <text:p/>
        </draw:line>
        <draw:line draw:style-name="gr33" draw:text-style-name="P40" draw:layer="layout" svg:x1="4.657cm" svg:y1="5.807cm" svg:x2="7.408cm" svg:y2="4.14cm">
          <text:p/>
        </draw:line>
        <draw:line draw:style-name="gr33" draw:text-style-name="P40" draw:layer="layout" svg:x1="10.464cm" svg:y1="5.927cm" svg:x2="4.564cm" svg:y2="5.931cm">
          <text:p/>
        </draw:line>
        <draw:custom-shape draw:style-name="gr34" draw:text-style-name="P41" draw:layer="layout" svg:width="2.752cm" svg:height="1.481cm" svg:x="8.255cm" svg:y="4.022cm">
          <text:p/>
          <draw:enhanced-geometry svg:viewBox="0 0 624 336" draw:type="non-primitive" draw:enhanced-path="M 0 0 C 216 20 432 40 528 96 624 152 512 296 576 336 N"/>
        </draw:custom-shape>
        <draw:custom-shape draw:style-name="gr34" draw:text-style-name="P41" draw:layer="layout" svg:width="2.893cm" svg:height="1.058cm" svg:x="7.479cm" svg:y="4.657cm">
          <text:p/>
          <draw:enhanced-geometry svg:viewBox="0 0 656 240" draw:type="non-primitive" draw:enhanced-path="M 656 240 C 440 212 224 184 128 144 32 104 0 32 80 0 N"/>
        </draw:custom-shape>
        <draw:custom-shape draw:style-name="gr34" draw:text-style-name="P41" draw:layer="layout" svg:width="1.306cm" svg:height="1.341cm" svg:x="8.431cm" svg:y="7.761cm">
          <text:p/>
          <draw:enhanced-geometry svg:viewBox="0 0 296 304" draw:type="non-primitive" draw:enhanced-path="M 296 256 C 272 144 248 32 200 16 152 0 0 112 8 160 16 208 120 272 248 304 N"/>
        </draw:custom-shape>
        <draw:custom-shape draw:style-name="gr32" draw:text-style-name="P39" draw:layer="layout" svg:width="0.829cm" svg:height="0.842cm" svg:x="15.055cm" svg:y="8.939cm">
          <text:p text:style-name="P38"><text:span text:style-name="T46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2" draw:text-style-name="P39" draw:layer="layout" svg:width="0.829cm" svg:height="0.847cm" svg:x="13.97cm" svg:y="5.481cm">
          <text:p text:style-name="P38"><text:span text:style-name="T46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2" draw:text-style-name="P39" draw:layer="layout" svg:width="0.829cm" svg:height="0.842cm" svg:x="20.549cm" svg:y="5.459cm">
          <text:p text:style-name="P38"><text:span text:style-name="T46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2" draw:text-style-name="P39" draw:layer="layout" svg:width="0.829cm" svg:height="0.847cm" svg:x="17.568cm" svg:y="3.81cm">
          <text:p text:style-name="P38"><text:span text:style-name="T46">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3" draw:text-style-name="P40" draw:layer="layout" svg:x1="20.32cm" svg:y1="8.983cm" svg:x2="20.955cm" svg:y2="6.257cm">
          <text:p/>
        </draw:line>
        <draw:line draw:style-name="gr33" draw:text-style-name="P40" draw:layer="layout" svg:x1="19.778cm" svg:y1="9.313cm" svg:x2="15.782cm" svg:y2="9.318cm">
          <text:p/>
        </draw:line>
        <draw:line draw:style-name="gr33" draw:text-style-name="P40" draw:layer="layout" svg:x1="15.544cm" svg:y1="8.983cm" svg:x2="14.512cm" svg:y2="6.257cm">
          <text:p/>
        </draw:line>
        <draw:line draw:style-name="gr33" draw:text-style-name="P40" draw:layer="layout" svg:x1="20.624cm" svg:y1="5.927cm" svg:x2="14.724cm" svg:y2="5.931cm">
          <text:p/>
        </draw:line>
        <draw:custom-shape draw:style-name="gr34" draw:text-style-name="P41" draw:layer="layout" svg:width="1.306cm" svg:height="1.341cm" svg:x="18.591cm" svg:y="7.761cm">
          <text:p/>
          <draw:enhanced-geometry svg:viewBox="0 0 296 304" draw:type="non-primitive" draw:enhanced-path="M 296 256 C 272 144 248 32 200 16 152 0 0 112 8 160 16 208 120 272 248 304 N"/>
        </draw:custom-shape>
        <draw:line draw:style-name="gr33" draw:text-style-name="P40" draw:layer="layout" svg:x1="18.203cm" svg:y1="4.445cm" svg:x2="20.743cm" svg:y2="5.503cm">
          <text:p/>
        </draw:line>
        <draw:custom-shape draw:style-name="gr34" draw:text-style-name="P41" draw:layer="layout" svg:width="2.963cm" svg:height="1.517cm" svg:x="14.605cm" svg:y="3.986cm">
          <text:p/>
          <draw:enhanced-geometry svg:viewBox="0 0 672 344" draw:type="non-primitive" draw:enhanced-path="M 0 344 C 64 228 128 112 240 56 352 0 512 0 672 8 N"/>
        </draw:custom-shape>
        <draw:custom-shape draw:style-name="gr34" draw:text-style-name="P41" draw:layer="layout" svg:width="2.963cm" svg:height="1.058cm" svg:x="14.817cm" svg:y="4.657cm">
          <text:p/>
          <draw:enhanced-geometry svg:viewBox="0 0 672 240" draw:type="non-primitive" draw:enhanced-path="M 672 0 C 584 76 496 152 384 192 272 232 96 232 0 240 N"/>
        </draw:custom-shape>
        <draw:custom-shape draw:style-name="gr6" draw:text-style-name="P28" draw:layer="layout" svg:width="4.951cm" svg:height="0.973cm" svg:x="10.284cm" svg:y="11.258cm">
          <text:p text:style-name="P27"><text:span text:style-name="T27">São Isomorfos?</text:span></text:p>
          <draw:enhanced-geometry svg:viewBox="0 0 21600 21600" draw:type="mso-spt202" draw:enhanced-path="M 0 0 L 21600 0 21600 21600 0 21600 0 0 Z N"/>
        </draw:custom-shape>
        <draw:custom-shape draw:style-name="gr35" draw:text-style-name="P5" xml:id="id35" draw:id="id35" draw:layer="layout" svg:width="9.313cm" svg:height="1.058cm" svg:x="10.372cm" svg:y="9.737cm">
          <text:p text:style-name="P46"/>
          <draw:enhanced-geometry svg:viewBox="0 0 2112 240" draw:type="non-primitive" draw:enhanced-path="M 0 0 C 472 120 944 240 1296 240 1648 240 1944 64 2112 0 N"/>
        </draw:custom-shape>
        <draw:polyline draw:style-name="gr36" draw:text-style-name="P40" xml:id="id36" draw:id="id36" draw:layer="layout" svg:width="1.693cm" svg:height="1.666cm" svg:x="11.218cm" svg:y="3.928cm" svg:viewBox="0 0 1694 1667" draw:points="0,1667 1694,0">
          <text:p text:style-name="P46"/>
        </draw:polyline>
        <draw:custom-shape draw:style-name="gr6" draw:text-style-name="P28" xml:id="id37" draw:id="id37" draw:layer="layout" svg:width="0.972cm" svg:height="1.205cm" svg:x="12.637cm" svg:y="3.074cm">
          <text:p text:style-name="P27"><text:span text:style-name="T31">?</text:span></text:p>
          <draw:enhanced-geometry svg:viewBox="0 0 21600 21600" draw:type="mso-spt202" draw:enhanced-path="M 0 0 L 21600 0 21600 21600 0 21600 0 0 Z N"/>
        </draw:custom-shape>
        <draw:custom-shape draw:style-name="gr6" draw:text-style-name="P28" xml:id="id38" draw:id="id38" draw:layer="layout" svg:width="2.875cm" svg:height="0.973cm" svg:x="15.125cm" svg:y="11.218cm">
          <text:p text:style-name="P27"><text:span text:style-name="T27">NAO!</text:span></text:p>
          <draw:enhanced-geometry svg:viewBox="0 0 21600 21600" draw:type="mso-spt202" draw:enhanced-path="M 0 0 L 21600 0 21600 21600 0 21600 0 0 Z N"/>
        </draw:custom-shape>
        <draw:custom-shape draw:style-name="gr32" draw:text-style-name="P39" draw:layer="layout" svg:width="0.829cm" svg:height="0.847cm" svg:x="9.609cm" svg:y="3.911cm">
          <text:p text:style-name="P38"><text:span text:style-name="T46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2" draw:text-style-name="P39" draw:layer="layout" svg:width="0.829cm" svg:height="0.847cm" svg:x="15.569cm" svg:y="3.711cm">
          <text:p text:style-name="P38"><text:span text:style-name="T46">f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2" draw:text-style-name="P39" draw:layer="layout" svg:width="0.829cm" svg:height="0.842cm" svg:x="19.707cm" svg:y="8.939cm">
          <text:p text:style-name="P38"><text:span text:style-name="T46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custom-shape draw:style-name="gr37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6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0"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Conceitos Básicos</text:span></text:p>
          </draw:text-box>
        </draw:frame>
        <draw:frame presentation:style-name="pr57" draw:text-style-name="P8" draw:layer="layout" svg:width="20.955cm" svg:height="3.599cm" svg:x="2.327cm" svg:y="4.445cm" presentation:class="outline" presentation:user-transformed="true">
          <draw:text-box>
            <text:p text:style-name="P42"><text:span text:style-name="T48">Teorema</text:span><text:span text:style-name="T49">: o número de vértices de grau ímpar em um grafo finito é par.</text:span></text:p>
            <text:p text:style-name="P43"><text:span text:style-name="T50">Demonstração</text:span><text:span text:style-name="T49">: </text:span></text:p>
          </draw:text-box>
        </draw:frame>
        <draw:frame draw:style-name="gr38" draw:layer="layout" svg:width="6.138cm" svg:height="1.949cm" svg:x="7.832cm" svg:y="6.482cm">
          <draw:object-ole draw:class-id="0002CE02-0000-0000-c000-000000000046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g xml:id="id39" draw:id="id39">
          <draw:custom-shape draw:style-name="gr39" draw:text-style-name="P5" draw:layer="layout" svg:width="4.699cm" svg:height="1.058cm" svg:x="12.851cm" svg:y="11.43cm">
            <text:p/>
            <draw:enhanced-geometry svg:viewBox="0 0 1008 240" draw:type="non-primitive" draw:enhanced-path="M 0 0 L 77 77 211 154 365 211 522 240 662 230 788 192 893 134 1008 48 N"/>
          </draw:custom-shape>
          <draw:g>
            <draw:g>
              <draw:custom-shape draw:style-name="gr8" draw:text-style-name="P5" draw:layer="layout" svg:width="1.916cm" svg:height="1.812cm" svg:x="16.026cm" svg:y="7.62cm">
                <text:p/>
                <draw:enhanced-geometry svg:viewBox="0 0 317 336" draw:type="non-primitive" draw:enhanced-path="M 144 336 C 104 336 72 312 48 288 24 264 0 232 0 192 0 152 16 80 48 48 80 16 154 0 192 0 230 0 257 24 278 48 299 72 317 106 317 144 317 182 294 246 278 278 262 310 233 324 221 336 N"/>
              </draw:custom-shape>
              <draw:custom-shape draw:style-name="gr3" draw:text-style-name="P5" draw:layer="layout" svg:width="0.685cm" svg:height="0.653cm" svg:x="16.665cm" svg:y="9.388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3" draw:text-style-name="P5" draw:layer="layout" svg:width="0.68cm" svg:height="0.653cm" svg:x="16.879cm" svg:y="13.952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custom-shape draw:style-name="gr3" draw:text-style-name="P5" draw:layer="layout" svg:width="0.676cm" svg:height="0.653cm" svg:x="20.067cm" svg:y="11.54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4" draw:text-style-name="P12" draw:layer="layout" svg:x1="17.62cm" svg:y1="14.106cm" svg:x2="20.002cm" svg:y2="11.967cm">
                <text:p/>
              </draw:line>
              <draw:line draw:style-name="gr4" draw:text-style-name="P12" draw:layer="layout" svg:x1="17.35cm" svg:y1="9.715cm" svg:x2="20.068cm" svg:y2="11.673cm">
                <text:p/>
              </draw:line>
              <draw:custom-shape draw:style-name="gr40" draw:text-style-name="P5" draw:layer="layout" svg:width="0.574cm" svg:height="3.797cm" svg:x="17.191cm" svg:y="10.041cm">
                <text:p/>
                <draw:enhanced-geometry svg:viewBox="0 0 144 705" draw:type="non-primitive" draw:enhanced-path="M 0 0 L 57 69 115 194 144 377 125 501 77 607 19 705 N"/>
              </draw:custom-shape>
              <draw:custom-shape draw:style-name="gr5" draw:text-style-name="P5" draw:layer="layout" svg:width="1.855cm" svg:height="1.384cm" svg:x="18.524cm" svg:y="12.806cm">
                <text:p text:style-name="P13"><text:span text:style-name="T6">e</text:span><text:span text:style-name="T21">5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1.855cm" svg:height="1.384cm" svg:x="18.524cm" svg:y="9.759cm">
                <text:p text:style-name="P13"><text:span text:style-name="T6">e</text:span><text:span text:style-name="T21">4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1.85cm" svg:height="1.385cm" svg:x="15.252cm" svg:y="11.152cm">
                <text:p text:style-name="P13"><text:span text:style-name="T6">e</text:span><text:span text:style-name="T21">2</text:span></text:p>
                <draw:enhanced-geometry svg:viewBox="0 0 21600 21600" draw:type="rectangle" draw:enhanced-path="M 0 0 L 21600 0 21600 21600 0 21600 0 0 Z N"/>
              </draw:custom-shape>
              <draw:custom-shape draw:style-name="gr40" draw:text-style-name="P5" draw:layer="layout" svg:width="0.751cm" svg:height="3.88cm" svg:x="16.301cm" svg:y="10.094cm">
                <text:p/>
                <draw:enhanced-geometry svg:viewBox="0 0 144 705" draw:mirror-horizontal="true" draw:mirror-vertical="true" draw:type="non-primitive" draw:enhanced-path="M 0 0 L 57 69 115 194 144 377 125 501 77 607 19 705 N"/>
              </draw:custom-shape>
              <draw:custom-shape draw:style-name="gr5" draw:text-style-name="P5" draw:layer="layout" svg:width="1.847cm" svg:height="1.385cm" svg:x="17.615cm" svg:y="11.152cm">
                <text:p text:style-name="P13"><text:span text:style-name="T6">e</text:span><text:span text:style-name="T21">3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1.856cm" svg:height="1.385cm" svg:x="14.865cm" svg:y="8.043cm">
                <text:p text:style-name="P13"><text:span text:style-name="T8">e</text:span><text:span text:style-name="T21">1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1" draw:text-style-name="P12" draw:layer="layout" svg:x1="12.851cm" svg:y1="10.041cm" svg:x2="14.865cm" svg:y2="8.797cm">
              <text:p/>
            </draw:line>
            <draw:line draw:style-name="gr11" draw:text-style-name="P12" draw:layer="layout" svg:x1="12.851cm" svg:y1="11.43cm" svg:x2="15.312cm" svg:y2="11.642cm">
              <text:p/>
            </draw:line>
            <draw:custom-shape draw:style-name="gr5" draw:text-style-name="P5" draw:layer="layout" svg:width="11.188cm" svg:height="3.598cm" svg:x="1.5cm" svg:y="9.525cm">
              <text:p text:style-name="P31"><text:span text:style-name="T13">e</text:span><text:span text:style-name="T14"> = </text:span><text:span text:style-name="T13">(u, v) </text:span><text:span text:style-name="T14">é um laço se </text:span><text:span text:style-name="T13">u</text:span><text:span text:style-name="T14"> =</text:span><text:span text:style-name="T13"> v</text:span></text:p>
              <text:p text:style-name="P31"><text:span text:style-name="T14">arestas paralelas possuem as mesmas extremidades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41" draw:text-style-name="P44" xml:id="id40" draw:id="id40" draw:layer="layout" svg:width="22.013cm" svg:height="2.54cm" svg:x="2.54cm" svg:y="15.028cm">
          <text:p text:style-name="P31"><text:span text:style-name="T36">Multi-grafo</text:span><text:span text:style-name="T14">: sem laços, mas eventualmente com arestas paralelas</text:span></text:p>
          <text:p text:style-name="P31"><text:span text:style-name="T36">Grafo simples (grafo) </text:span><text:span text:style-name="T14">: sem laços nem arestas paralela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8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text-style-name="P2" draw:layer="layout" svg:width="17.991cm" svg:height="2.001cm" svg:x="4.021cm" svg:y="0.651cm" presentation:class="title" presentation:user-transformed="true">
          <draw:text-box>
            <text:p text:style-name="P1"><text:span text:style-name="T3">Exercício 2</text:span></text:p>
          </draw:text-box>
        </draw:frame>
        <draw:frame presentation:style-name="pr59" draw:text-style-name="P8" draw:layer="layout" svg:width="22.225cm" svg:height="11.219cm" svg:x="2.327cm" svg:y="4.445cm" presentation:class="outline" presentation:user-transformed="true">
          <draw:text-box>
            <text:p text:style-name="P9"><text:span text:style-name="T3">Provar usando grafos que em toda reunião existem duas pessoas que conhecem exatamente o mesmo número de pessoas da reunião.</text:span></text:p>
            <text:p text:style-name="P10"><text:span text:style-name="T5">Assuma que se conhecer é uma relação simétrica e anti-reflexiva:</text:span></text:p>
            <text:p text:style-name="P45"><text:span text:style-name="T23">Se A conhece B então B conhece A.</text:span></text:p>
            <text:p text:style-name="P45"><text:span text:style-name="T23">Ninguém se conhece a si mesmo. <text:s/>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0" draw:text-style-name="P6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2T1">
        <draw:frame presentation:style-name="pr61" draw:text-style-name="P46" draw:layer="layout" svg:width="25.199cm" svg:height="3.256cm" svg:x="1.4cm" svg:y="0.962cm" presentation:class="title">
          <draw:text-box>
            <text:p text:style-name="P46">Resumo</text:p>
          </draw:text-box>
        </draw:frame>
        <draw:frame presentation:style-name="pr62" draw:text-style-name="P47" draw:layer="layout" svg:width="25.199cm" svg:height="13.609cm" svg:x="1.4cm" svg:y="4.914cm" presentation:class="outline" presentation:user-transformed="true">
          <draw:text-box>
            <text:p text:style-name="P47">Motivação (Grafos como ferramentas de modelagem de problemas)</text:p>
            <text:p text:style-name="P47">Definições Básicas</text:p>
            <text:p text:style-name="P47">Igualdade e Isomorfismo</text:p>
            <text:p text:style-name="P47">Teorema: Todo grafo tem um número par de vértices de grau impar.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3" draw:text-style-name="P4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be0e3" draw:end-color="#6699ff" draw:start-intensity="100%" draw:end-intensity="100%" draw:angle="0" draw:border="0%"/>
    <draw:gradient draw:name="Gradient_20_9" draw:display-name="Gradient 9" draw:style="axial" draw:start-color="#ffffff" draw:end-color="#ffffff" draw:start-intensity="100%" draw:end-intensity="100%" draw:angle="2700" draw:border="0%"/>
    <draw:marker draw:name="Arrow" svg:viewBox="0 0 20 30" svg:d="M10 0l-10 30h20z"/>
    <draw:marker draw:name="Arrowheads_20_1" draw:display-name="Arrowheads 1" svg:viewBox="0 0 237 237" svg:d="M119 0l118 237h-237z"/>
    <draw:marker draw:name="Arrowheads_20_2" draw:display-name="Arrowheads 2" svg:viewBox="0 0 237 237" svg:d="M119 0l118 237h-237z"/>
    <draw:marker draw:name="Arrowheads_20_3" draw:display-name="Arrowheads 3" svg:viewBox="0 0 237 237" svg:d="M119 0l118 237h-237z"/>
    <draw:marker draw:name="Arrowheads_20_4" draw:display-name="Arrowheads 4" svg:viewBox="0 0 237 237" svg:d="M119 0l118 237h-237z"/>
    <draw:marker draw:name="msArrowEnd_20_5" draw:display-name="msArrowEnd 5" svg:viewBox="0 0 210 210" svg:d="M105 0l105 210h-210z"/>
    <draw:stroke-dash draw:name="Dashed_20__28_var_29__20_2" draw:display-name="Dashed (var) 2" draw:style="round" draw:dots1="1" draw:dots1-length="0.026cm" draw:distance="0.026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18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18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18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18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18%" fo:text-align="center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8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1pt 1pt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gradient" draw:fill-color="#6699ff" draw:fill-gradient-name="Gradient_20_7" draw:opacity="68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26cm" svg:stroke-color="#eaeaea" draw:stroke-linejoin="miter" draw:fill="solid" draw:fill-color="#bbe0e3" draw:opacity="57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solid" svg:stroke-width="0.106cm" svg:stroke-color="#eaeae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79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17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line-break="strict" style:writing-mode="lr-tb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GB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style:style style:name="MT3" style:family="text">
      <style:text-properties fo:color="#000000" fo:font-family="'Times New Roman'" style:font-family-generic="roman" style:font-pitch="variable" fo:font-size="12pt" fo:language="en" fo:country="GB" style:font-family-asian="'Arial Unicode MS'" style:font-family-generic-asian="swiss" style:font-pitch-asian="variable" style:font-size-asian="12pt" style:font-family-complex="'Arial Unicode MS'" style:font-family-generic-complex="swiss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Mpr4" draw:text-style-name="MP4" draw:layer="backgroundobjects" svg:width="7.951cm" svg:height="1.271cm" svg:x="8.677cm" svg:y="17.348cm" presentation:class="footer">
        <draw:text-box>
          <text:p text:style-name="MP4"><text:span text:style-name="MT2"><presentation:footer/></text:span></text:p>
        </draw:text-box>
      </draw:frame>
      <draw:frame presentation:style-name="Mpr5" draw:text-style-name="MP5" draw:layer="backgroundobjects" svg:width="5.834cm" svg:height="1.271cm" svg:x="18.203cm" svg:y="17.348cm" presentation:class="page-number">
        <draw:text-box>
          <text:p text:style-name="MP5"><text:span text:style-name="MT2"><text:page-number>&lt;number&gt;</text:page-number></text:span></text:p>
        </draw:text-box>
      </draw:frame>
      <draw:custom-shape draw:style-name="Mgr3" draw:text-style-name="MP6" draw:layer="backgroundobjects" svg:width="25.4cm" svg:height="4.022cm" svg:x="-0.001cm" svg:y="6.3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.4cm" svg:height="4.119cm" svg:x="-0.001cm" svg:y="6.35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1.473cm" svg:height="1.442cm" svg:x="6.103cm" svg:y="3.4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6" draw:layer="backgroundobjects" svg:width="1.473cm" svg:height="1.442cm" svg:x="4.445cm" svg:y="7.624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6" draw:layer="backgroundobjects" svg:width="1.473cm" svg:height="1.442cm" svg:x="12.4cm" svg:y="2.752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6" draw:layer="backgroundobjects" svg:width="1.473cm" svg:height="1.442cm" svg:x="9.75cm" svg:y="8.925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6" draw:layer="backgroundobjects" svg:width="1.473cm" svg:height="1.442cm" svg:x="6.434cm" svg:y="12.497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6" draw:layer="backgroundobjects" svg:width="1.472cm" svg:height="1.442cm" svg:x="15.386cm" svg:y="6.002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6" draw:layer="backgroundobjects" svg:width="1.473cm" svg:height="1.442cm" svg:x="19.694cm" svg:y="4.70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6" draw:layer="backgroundobjects" svg:width="1.469cm" svg:height="1.442cm" svg:x="14.724cm" svg:y="10.548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6" draw:layer="backgroundobjects" svg:width="1.473cm" svg:height="1.442cm" svg:x="19.363cm" svg:y="8.925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5" draw:text-style-name="MP6" draw:layer="backgroundobjects" svg:width="1.473cm" svg:height="1.442cm" svg:x="12.069cm" svg:y="13.798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line draw:style-name="Mgr6" draw:text-style-name="MP7" draw:layer="backgroundobjects" svg:x1="5.442cm" svg:y1="8.987cm" svg:x2="6.765cm" svg:y2="12.559cm">
        <text:p/>
      </draw:line>
      <draw:line draw:style-name="Mgr6" draw:text-style-name="MP7" draw:layer="backgroundobjects" svg:x1="5.834cm" svg:y1="8.599cm" svg:x2="9.812cm" svg:y2="9.574cm">
        <text:p/>
      </draw:line>
      <draw:line draw:style-name="Mgr6" draw:text-style-name="MP7" draw:layer="backgroundobjects" svg:x1="7.492cm" svg:y1="4.374cm" svg:x2="15.447cm" svg:y2="6.65cm">
        <text:p/>
      </draw:line>
      <draw:line draw:style-name="Mgr6" draw:text-style-name="MP7" draw:layer="backgroundobjects" svg:x1="16.836cm" svg:y1="6.764cm" svg:x2="19.703cm" svg:y2="5.643cm">
        <text:p/>
      </draw:line>
      <draw:line draw:style-name="Mgr6" draw:text-style-name="MP7" draw:layer="backgroundobjects" svg:x1="12.827cm" svg:y1="4.053cm" svg:x2="10.648cm" svg:y2="8.925cm">
        <text:p/>
      </draw:line>
      <draw:line draw:style-name="Mgr6" draw:text-style-name="MP7" draw:layer="backgroundobjects" svg:x1="11.139cm" svg:y1="9.9cm" svg:x2="14.786cm" svg:y2="10.874cm">
        <text:p/>
      </draw:line>
      <draw:line draw:style-name="Mgr6" draw:text-style-name="MP7" draw:layer="backgroundobjects" svg:x1="10.742cm" svg:y1="10.283cm" svg:x2="12.4cm" svg:y2="13.86cm">
        <text:p/>
      </draw:line>
      <draw:line draw:style-name="Mgr6" draw:text-style-name="MP7" draw:layer="backgroundobjects" svg:x1="6.525cm" svg:y1="4.701cm" svg:x2="5.348cm" svg:y2="7.624cm">
        <text:p/>
      </draw:line>
      <draw:line draw:style-name="Mgr6" draw:text-style-name="MP7" draw:layer="backgroundobjects" svg:x1="13.397cm" svg:y1="4.114cm" svg:x2="15.346cm" svg:y2="10.469cm">
        <text:p/>
      </draw:line>
      <draw:line draw:style-name="Mgr6" draw:text-style-name="MP7" draw:layer="backgroundobjects" svg:x1="7.885cm" svg:y1="13.472cm" svg:x2="12.021cm" svg:y2="14.407cm">
        <text:p/>
      </draw:line>
      <draw:line draw:style-name="Mgr6" draw:text-style-name="MP7" draw:layer="backgroundobjects" svg:x1="16.237cm" svg:y1="11.17cm" svg:x2="19.548cm" svg:y2="10.01cm">
        <text:p/>
      </draw:line>
      <draw:line draw:style-name="Mgr6" draw:text-style-name="MP7" draw:layer="backgroundobjects" svg:x1="13.974cm" svg:y1="3.4cm" svg:x2="19.703cm" svg:y2="4.957cm">
        <text:p/>
      </draw:line>
      <draw:line draw:style-name="Mgr6" draw:text-style-name="MP7" draw:layer="backgroundobjects" svg:x1="20.514cm" svg:y1="6.204cm" svg:x2="19.998cm" svg:y2="8.802cm">
        <text:p/>
      </draw:line>
      <draw:line draw:style-name="Mgr6" draw:text-style-name="MP7" draw:layer="backgroundobjects" svg:x1="13.666cm" svg:y1="14.538cm" svg:x2="19.632cm" svg:y2="10.133cm">
        <text:p/>
      </draw:line>
      <draw:line draw:style-name="Mgr6" draw:text-style-name="MP7" draw:layer="backgroundobjects" svg:x1="5.772cm" svg:y1="8.042cm" svg:x2="12.4cm" svg:y2="3.633cm">
        <text:p/>
      </draw:line>
      <draw:frame presentation:style-name="Title1-title" draw:layer="backgroundobjects" svg:width="21.497cm" svg:height="4.045cm" svg:x="1.904cm" svg:y="6.288cm" presentation:class="title" presentation:placeholder="true">
        <draw:text-box/>
      </draw:frame>
      <draw:frame presentation:style-name="Title1-outline1" draw:layer="backgroundobjects" svg:width="22.767cm" svg:height="12.18cm" svg:x="1.269cm" svg:y="4.458cm" presentation:class="outline" presentation:placeholder="true">
        <draw:text-box/>
      </draw:frame>
      <presentation:notes style:page-layout-name="PM2">
        <draw:rect draw:style-name="Mgr7" draw:text-style-name="MP8" draw:layer="backgroundobjects" svg:width="19.05cm" svg:height="25.4cm" svg:x="-0.001cm" svg:y="-0.001cm">
          <text:p/>
        </draw:rect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6" draw:layer="backgroundobjects" svg:width="19.05cm" svg:height="25.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9" draw:layer="backgroundobjects" svg:width="8.162cm" svg:height="1.227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7" draw:text-style-name="MP5" draw:layer="backgroundobjects" svg:width="8.162cm" svg:height="1.227cm" svg:x="10.791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Title1-title" draw:layer="backgroundobjects" svg:width="12.607cm" svg:height="9.482cm" svg:x="3.174cm" svg:y="1.904cm" presentation:class="page"/>
        <draw:frame presentation:style-name="Title1-notes" draw:layer="backgroundobjects" svg:width="15.147cm" svg:height="11.387cm" svg:x="1.904cm" svg:y="12.065cm" presentation:class="notes" presentation:placeholder="true">
          <draw:text-box/>
        </draw:frame>
        <draw:frame presentation:style-name="Mpr8" draw:text-style-name="MP9" draw:layer="backgroundobjects" svg:width="8.162cm" svg:height="1.178cm" svg:x="0cm" svg:y="24.124cm" presentation:class="footer">
          <draw:text-box>
            <text:p text:style-name="MP9"><text:span text:style-name="MT3"><presentation:footer/></text:span></text:p>
          </draw:text-box>
        </draw:frame>
        <draw:frame presentation:style-name="Mpr9" draw:text-style-name="MP5" draw:layer="backgroundobjects" svg:width="8.162cm" svg:height="1.178cm" svg:x="10.791cm" svg:y="24.12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Sebastián Urrutia</meta:initial-creator>
    <meta:creation-date>2011-03-15T10:49:16</meta:creation-date>
    <dc:date>2017-03-17T11:09:22.57</dc:date>
    <meta:editing-cycles>9</meta:editing-cycles>
    <meta:editing-duration>P21DT15H53M12S</meta:editing-duration>
    <meta:document-statistic meta:object-count="726"/>
    <meta:user-defined meta:name="Info 1"/>
    <meta:user-defined meta:name="Info 2"/>
    <meta:user-defined meta:name="Info 3"/>
    <meta:user-defined meta:name="Info 4"/>
  </office:meta>
</office:document-meta>
</file>